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34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29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01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0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9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710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139.66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15"/>
          <table:table-cell table:style-name="ce533" office:value-type="string" calcext:value-type="string">
            <text:p>Location</text:p>
          </table:table-cell>
          <table:table-cell table:style-name="ce15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3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32" table:formula="of:=IF([.R11]=&quot;&quot;;&quot;&quot;;[.R11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32" table:formula="of:=IF([.V11]=&quot;&quot;;&quot;&quot;;[.V11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32" table:formula="of:=IF([.R12]=&quot;&quot;;&quot;&quot;;[.R12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84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31" table:formula="of:=IF([.R17]=&quot;&quot;;&quot;&quot;;[.R1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31" table:formula="of:=IF([.R18]=&quot;&quot;;&quot;&quot;;[.R18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22]=&quot;&quot;;&quot;&quot;;[.R22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23]=&quot;&quot;;&quot;&quot;;[.V23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24]=&quot;&quot;;&quot;&quot;;[.V24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25]=&quot;&quot;;&quot;&quot;;[.V2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31" table:formula="of:=IF([.V28]=&quot;&quot;;&quot;&quot;;[.V28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29]=&quot;&quot;;&quot;&quot;;[.V29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31" table:formula="of:=IF([.R34]=&quot;&quot;;&quot;&quot;;[.R34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31" table:formula="of:=IF([.V35]=&quot;&quot;;&quot;&quot;;[.V35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31" table:formula="of:=IF([.V36]=&quot;&quot;;&quot;&quot;;[.V36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31" table:formula="of:=IF([.V37]=&quot;&quot;;&quot;&quot;;[.V37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31" table:formula="of:=IF([.V40]=&quot;&quot;;&quot;&quot;;[.V40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3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31" table:formula="of:=IF([.V41]=&quot;&quot;;&quot;&quot;;[.V41])" table:number-columns-spanned="2" table:number-rows-spanned="1">
            <text:p/>
          </table:table-cell>
          <table:covered-table-cell table:style-name="ce13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3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[.T297]=&quot;&quot;;3;IF([.T297]=&quot;TBD&quot;;&quot;&quot;;IF([.T297]=&quot;YES&quot;;1;2)))">
            <text:p/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 office:value-type="float" office:value="1" calcext:value-type="float">
            <text:p>1</text:p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YES" calcext:value-type="string">
            <text:p>YES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YES" calcext:value-type="string">
            <text:p>YES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3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30%</text:p>
          </table:table-cell>
          <table:table-cell table:style-name="ce427" table:number-columns-repeated="6"/>
          <table:table-cell table:style-name="ce427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86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YES" calcext:value-type="string">
            <text:p>YES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33" office:value-type="string" calcext:value-type="string">
            <text:p>Half Value Layer Measurement</text:p>
          </table:table-cell>
          <table:table-cell table:style-name="ce398" table:number-columns-repeated="4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0"/>
          <table:table-cell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0"/>
          <table:table-cell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0"/>
          <table:table-cell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/>
          <table:table-cell table:style-name="ce427" table:number-columns-repeated="2"/>
          <table:table-cell table:number-columns-repeated="2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0"/>
          <table:table-cell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 table:number-columns-repeated="2"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0"/>
          <table:table-cell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/>
          <table:table-cell table:style-name="ce97"/>
          <table:table-cell table:style-name="ce564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0"/>
          <table:table-cell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/>
          <table:table-cell table:style-name="ce97"/>
          <table:table-cell table:style-name="ce564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291]=&quot;&quot;;&quot;&quot;;[.V291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335]=&quot;&quot;;&quot;&quot;;[.H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336]=&quot;&quot;;&quot;&quot;;[.H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337]=&quot;&quot;;&quot;&quot;;[.H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338]=&quot;&quot;;&quot;&quot;;[.H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339]=&quot;&quot;;&quot;&quot;;[.H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335]=&quot;&quot;;&quot;&quot;;[.J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336]=&quot;&quot;;&quot;&quot;;[.J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337]=&quot;&quot;;&quot;&quot;;[.J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338]=&quot;&quot;;&quot;&quot;;[.J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339]=&quot;&quot;;&quot;&quot;;[.J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21]=&quot;&quot;;&quot;&quot;;[.W32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28]=&quot;&quot;;&quot;&quot;;[.O3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31]=&quot;&quot;;&quot;&quot;;[.P33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32]=&quot;&quot;;&quot;&quot;;[.P33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33]=&quot;&quot;;&quot;&quot;;[.P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34]=&quot;&quot;;&quot;&quot;;[.P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04]=&quot;&quot;;&quot;&quot;;[.Q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05]=&quot;&quot;;&quot;&quot;;[.Q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06]=&quot;&quot;;&quot;&quot;;[.Q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07]=&quot;&quot;;&quot;&quot;;[.Q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08]=&quot;&quot;;&quot;&quot;;[.Q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09]=&quot;&quot;;&quot;&quot;;[.Q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53"/>
          <table:table-cell table:style-name="ce73" table:number-columns-repeated="8"/>
          <table:table-cell table:style-name="ce752" table:number-columns-repeated="2"/>
          <table:table-cell table:style-name="ce344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10]=&quot;&quot;;&quot;&quot;;[.Q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527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Default" table:number-columns-repeated="7"/>
          <table:table-cell table:number-columns-repeated="2"/>
          <table:table-cell table:style-name="ce686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11]=&quot;&quot;;&quot;&quot;;[.Q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office:value-type="string" calcext:value-type="string" table:number-columns-spanned="1" table:number-rows-spanned="2">
            <text:p>Ind AK @ Ref Pt (mGy)</text:p>
          </table:table-cell>
          <table:table-cell table:style-name="ce647" office:value-type="string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12]=&quot;&quot;;&quot;&quot;;[.Q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number-columns-repeated="2" office:value-type="string" calcext:value-type="string">
            <text:p>(mGy/min)</text:p>
          </table:table-cell>
          <table:covered-table-cell table:style-name="ce686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13]=&quot;&quot;;&quot;&quot;;[.Q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14]=&quot;&quot;;&quot;&quot;;[.Q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15]=&quot;&quot;;&quot;&quot;;[.Q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04]=&quot;&quot;;&quot;&quot;;[.R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05]=&quot;&quot;;&quot;&quot;;[.R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06]=&quot;&quot;;&quot;&quot;;[.R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07]=&quot;&quot;;&quot;&quot;;[.R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08]=&quot;&quot;;&quot;&quot;;[.R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09]=&quot;&quot;;&quot;&quot;;[.R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10]=&quot;&quot;;&quot;&quot;;[.R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should be within 40% of the displayed values" calcext:value-type="string">
            <text:p>Measured KAP/AK/AKR should be within 40% of the displayed values</text:p>
          </table:table-cell>
          <table:table-cell table:number-columns-repeated="7"/>
          <table:table-cell table:style-name="ce686"/>
          <table:table-cell/>
          <table:table-cell table:style-name="ce297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11]=&quot;&quot;;&quot;&quot;;[.R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12]=&quot;&quot;;&quot;&quot;;[.R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13]=&quot;&quot;;&quot;&quot;;[.R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14]=&quot;&quot;;&quot;&quot;;[.R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15]=&quot;&quot;;&quot;&quot;;[.R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297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04]=&quot;&quot;;&quot;&quot;;[.S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05]=&quot;&quot;;&quot;&quot;;[.S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06]=&quot;&quot;;&quot;&quot;;[.S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07]=&quot;&quot;;&quot;&quot;;[.S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08]=&quot;&quot;;&quot;&quot;;[.S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98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14]=&quot;&quot;;&quot;&quot;;[.S3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15]=&quot;&quot;;&quot;&quot;;[.S3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09]=&quot;&quot;;&quot;&quot;;[.T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10]=&quot;&quot;;&quot;&quot;;[.T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297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11]=&quot;&quot;;&quot;&quot;;[.T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12]=&quot;&quot;;&quot;&quot;;[.T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13]=&quot;&quot;;&quot;&quot;;[.T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14]=&quot;&quot;;&quot;&quot;;[.T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15]=&quot;&quot;;&quot;&quot;;[.T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297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04]=&quot;&quot;;&quot;&quot;;[.U30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covered-table-cell table:style-name="ce29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05]=&quot;&quot;;&quot;&quot;;[.U30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covered-table-cell table:style-name="ce29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06]=&quot;&quot;;&quot;&quot;;[.U30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YES" calcext:value-type="string">
            <text:p>YES</text:p>
          </table:table-cell>
          <table:table-cell/>
          <table:covered-table-cell table:style-name="ce29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07]=&quot;&quot;;&quot;&quot;;[.U30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08]=&quot;&quot;;&quot;&quot;;[.U30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298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09]=&quot;&quot;;&quot;&quot;;[.U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10]=&quot;&quot;;&quot;&quot;;[.U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covered-table-cell table:style-name="ce29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11]=&quot;&quot;;&quot;&quot;;[.U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12]=&quot;&quot;;&quot;&quot;;[.U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covered-table-cell table:style-name="ce29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13]=&quot;&quot;;&quot;&quot;;[.U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14]=&quot;&quot;;&quot;&quot;;[.U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15]=&quot;&quot;;&quot;&quot;;[.U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YES" calcext:value-type="string">
            <text:p>YES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covered-table-cell table:style-name="ce301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771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771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771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36" table:formula="of:=IF(OR([.O252]=0;[.O253]=0);&quot;&quot;;SQRT(([.O252]^2)/([.O253]^2)))">
            <text:p/>
          </table:table-cell>
          <table:table-cell table:style-name="ce771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30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YES" calcext:value-type="string">
            <text:p>YES</text:p>
          </table:table-cell>
          <table:table-cell table:style-name="ce686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427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30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301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covered-table-cell table:style-name="ce304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number-columns-repeated="2" office:value-type="string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01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47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easured KAP/AK/AKR should be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291]&lt;&gt;&quot;&quot;;[.W291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881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00]&lt;&gt;&quot;&quot;;[.Q300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22]=&quot;&quot;;&quot;&quot;;[.Q4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10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19]&lt;&gt;&quot;&quot;;[.Q319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1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21]&lt;&gt;&quot;&quot;;[.X321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22]=&quot;&quot;;[.Q323]=&quot;&quot;);&quot;&quot;;SQRT([.Q322]^2+[.Q323]^2))">
            <text:p/>
          </table:table-cell>
          <table:table-cell table:style-name="ce824" table:formula="of:=IF(OR([.R322]=&quot;&quot;;[.R323]=&quot;&quot;);&quot;&quot;;SQRT([.R322]^2+[.R323]^2))">
            <text:p/>
          </table:table-cell>
          <table:table-cell table:style-name="ce824" table:formula="of:=IF(OR([.S322]=&quot;&quot;;[.S323]=&quot;&quot;);&quot;&quot;;SQRT([.S322]^2+[.S323]^2))">
            <text:p/>
          </table:table-cell>
          <table:table-cell table:style-name="ce824" table:formula="of:=IF(OR([.T322]=&quot;&quot;;[.T323]=&quot;&quot;);&quot;&quot;;SQRT([.T322]^2+[.T323]^2))">
            <text:p/>
          </table:table-cell>
          <table:table-cell table:style-name="ce824" table:formula="of:=IF(OR([.U322]=&quot;&quot;;[.U323]=&quot;&quot;);&quot;&quot;;SQRT([.U322]^2+[.U323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21]=&quot;&quot;;&quot;NA&quot;;IF(OR([.Q322]=0;[.Q323]=&quot;&quot;;[.Q324]=&quot;&quot;);&quot;&quot;;IF([.$W$321]=1;IF(AND([.Q322]&gt;[.Q321]*0.85;[.Q323]&gt;[.Q321]*0.85);&quot;YES&quot;;&quot;NO&quot;);IF([.Q324]&gt;[.Q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R322]=0;[.R323]=&quot;&quot;;[.R324]=&quot;&quot;);&quot;&quot;;IF([.$W$321]=1;IF(AND([.R322]&gt;[.R321]*0.85;[.R323]&gt;[.R321]*0.85);&quot;YES&quot;;&quot;NO&quot;);IF([.R324]&gt;[.R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S322]=0;[.S323]=&quot;&quot;;[.S324]=&quot;&quot;);&quot;&quot;;IF([.$W$321]=1;IF(AND([.S322]&gt;[.S321]*0.85;[.S323]&gt;[.S321]*0.85);&quot;YES&quot;;&quot;NO&quot;);IF([.S324]&gt;[.S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T322]=0;[.T323]=&quot;&quot;;[.T324]=&quot;&quot;);&quot;&quot;;IF([.$W$321]=1;IF(AND([.T322]&gt;[.T321]*0.85;[.T323]&gt;[.T321]*0.85);&quot;YES&quot;;&quot;NO&quot;);IF([.T324]&gt;[.T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U322]=0;[.U323]=&quot;&quot;;[.U324]=&quot;&quot;);&quot;&quot;;IF([.$W$321]=1;IF(AND([.U322]&gt;[.U321]*0.85;[.U323]&gt;[.U321]*0.85);&quot;YES&quot;;&quot;NO&quot;);IF([.U324]&gt;[.U321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260]" office:value-type="string" office:string-value="Comments:" calcext:value-type="string">
            <text:p>Comments:</text:p>
          </table:table-cell>
          <table:table-cell table:style-name="ce536" table:formula="of:=[.D260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261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262]">
            <text:p/>
          </table:table-cell>
          <table:table-cell table:style-name="ce612" table:number-columns-repeated="7"/>
          <table:table-cell table:style-name="ce705"/>
          <table:table-cell/>
          <table:table-cell table:style-name="ce717" table:formula="of:=IF([.P328]&lt;&gt;&quot;&quot;;[.P328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31]=&quot;&quot;;[.V332]=&quot;&quot;;[.V335]=&quot;&quot;);&quot;&quot;;([.V331]-[.V332])*[.V335])">
            <text:p/>
          </table:table-cell>
          <table:table-cell table:style-name="ce337" table:formula="of:=IF(OR([.P331]=&quot;&quot;;[.P332]=&quot;&quot;);&quot;&quot;;(ABS([.P331])+ABS([.P332]))/[.$O$328])" table:number-columns-spanned="1" table:number-rows-spanned="2">
            <text:p/>
          </table:table-cell>
          <table:table-cell table:style-name="ce412" table:formula="of:=IF(OR([.Q331]=&quot;&quot;;[.Q333]=&quot;&quot;);&quot;&quot;;[.Q331]+[.Q333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31]=&quot;&quot;;[.W332]=&quot;&quot;;[.V335]=&quot;&quot;);&quot;&quot;;([.W331]-[.W332])*[.V335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15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15"/>
          <table:table-cell table:style-name="ce398"/>
          <table:table-cell table:style-name="ce331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31]=&quot;&quot;;[.X332]=&quot;&quot;;[.V335]=&quot;&quot;);&quot;&quot;;([.X331]-[.X332])*[.V335])">
            <text:p/>
          </table:table-cell>
          <table:table-cell table:style-name="ce412" table:formula="of:=IF(OR([.P333]=&quot;&quot;;[.P334]=&quot;&quot;);&quot;&quot;;(ABS([.P333])+ABS([.P334]))/[.$O$328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28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291]" office:value-type="string" office:string-value="Receptor Size" calcext:value-type="string">
            <text:p>Receptor Size</text:p>
          </table:table-cell>
          <table:table-cell table:style-name="ce557" table:formula="of:=[.P291]" office:value-type="string" office:string-value="MS1" calcext:value-type="string">
            <text:p>MS1</text:p>
          </table:table-cell>
          <table:table-cell table:style-name="ce590" table:formula="of:=[.Q291]" office:value-type="string" office:string-value="MS3" calcext:value-type="string">
            <text:p>MS3</text:p>
          </table:table-cell>
          <table:table-cell table:style-name="ce638" table:formula="of:=[.R291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291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31]=&quot;&quot;;[.Y332]=&quot;&quot;;[.V335]=&quot;&quot;);&quot;&quot;;([.Y331]-[.Y332])*[.V335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31]=&quot;&quot;;[.Q333]=&quot;&quot;;[.R331]=&quot;&quot;);&quot;&quot;;IF(OR([.Q331]&gt;0.02;[.Q333]&gt;0.02;[.R331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292]">
            <text:p/>
          </table:table-cell>
          <table:table-cell table:style-name="ce588" table:formula="of:=IF([.P292]=&quot;&quot;;&quot;&quot;;VLOOKUP([.P292];LeedsMS;2))">
            <text:p/>
          </table:table-cell>
          <table:table-cell table:style-name="ce613" table:formula="of:=IF([.Q292]=&quot;&quot;;&quot;&quot;;VLOOKUP([.Q292];LeedsMS;2))">
            <text:p/>
          </table:table-cell>
          <table:table-cell table:style-name="ce639" table:formula="of:=IF([.R292]=&quot;&quot;;&quot;&quot;;VLOOKUP([.R292];LeedsMS;2))">
            <text:p/>
          </table:table-cell>
          <table:table-cell table:style-name="ce514" table:formula="of:=IF([.S292]=&quot;&quot;;&quot;&quot;;VLOOKUP([.S292];Huttner;2))">
            <text:p/>
          </table:table-cell>
          <table:table-cell table:style-name="ce664" table:formula="of:=IF([.H335]=&quot;&quot;;&quot;&quot;;IF([.H335]&lt;1;&quot;NO&quot;;&quot;YES&quot;))">
            <text:p/>
          </table:table-cell>
          <table:table-cell table:style-name="ce668" table:formula="of:=IF([.T292]=&quot;&quot;;&quot;&quot;;VLOOKUP([.T292];LeedsN3;2))">
            <text:p/>
          </table:table-cell>
          <table:table-cell table:style-name="ce664" table:formula="of:=IF([.J335]=&quot;&quot;;&quot;&quot;;IF([.J335]&lt;=0.04;&quot;YES&quot;;&quot;NO&quot;))">
            <text:p/>
          </table:table-cell>
          <table:table-cell/>
          <table:table-cell table:style-name="ce686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33]=&quot;&quot;;[.V334]=&quot;&quot;);&quot;&quot;;[.V333]/[.V334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293]">
            <text:p/>
          </table:table-cell>
          <table:table-cell table:style-name="ce588" table:formula="of:=IF([.P293]=&quot;&quot;;&quot;&quot;;VLOOKUP([.P293];LeedsMS;2))">
            <text:p/>
          </table:table-cell>
          <table:table-cell table:style-name="ce613" table:formula="of:=IF([.Q293]=&quot;&quot;;&quot;&quot;;VLOOKUP([.Q293];LeedsMS;2))">
            <text:p/>
          </table:table-cell>
          <table:table-cell table:style-name="ce639" table:formula="of:=IF([.R293]=&quot;&quot;;&quot;&quot;;VLOOKUP([.R293];LeedsMS;2))">
            <text:p/>
          </table:table-cell>
          <table:table-cell table:style-name="ce514" table:formula="of:=IF([.S293]=&quot;&quot;;&quot;&quot;;VLOOKUP([.S293];Huttner;2))">
            <text:p/>
          </table:table-cell>
          <table:table-cell table:style-name="ce664" table:formula="of:=IF([.H336]=&quot;&quot;;&quot;&quot;;IF([.H336]&lt;1.25;&quot;NO&quot;;&quot;YES&quot;))">
            <text:p/>
          </table:table-cell>
          <table:table-cell table:style-name="ce668" table:formula="of:=IF([.T293]=&quot;&quot;;&quot;&quot;;VLOOKUP([.T293];LeedsN3;2))">
            <text:p/>
          </table:table-cell>
          <table:table-cell table:style-name="ce664" table:formula="of:=IF([.J336]=&quot;&quot;;&quot;&quot;;IF([.J336]&lt;=0.04;&quot;YES&quot;;&quot;NO&quot;))">
            <text:p/>
          </table:table-cell>
          <table:table-cell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294]">
            <text:p/>
          </table:table-cell>
          <table:table-cell table:style-name="ce588" table:formula="of:=IF([.P294]=&quot;&quot;;&quot;&quot;;VLOOKUP([.P294];LeedsMS;2))">
            <text:p/>
          </table:table-cell>
          <table:table-cell table:style-name="ce613" table:formula="of:=IF([.Q294]=&quot;&quot;;&quot;&quot;;VLOOKUP([.Q294];LeedsMS;2))">
            <text:p/>
          </table:table-cell>
          <table:table-cell table:style-name="ce639" table:formula="of:=IF([.R294]=&quot;&quot;;&quot;&quot;;VLOOKUP([.R294];LeedsMS;2))">
            <text:p/>
          </table:table-cell>
          <table:table-cell table:style-name="ce514" table:formula="of:=IF([.S294]=&quot;&quot;;&quot;&quot;;VLOOKUP([.S294];Huttner;2))">
            <text:p/>
          </table:table-cell>
          <table:table-cell table:style-name="ce664" table:formula="of:=IF([.H337]=&quot;&quot;;&quot;&quot;;IF([.H337]&lt;1.4;&quot;NO&quot;;&quot;YES&quot;))">
            <text:p/>
          </table:table-cell>
          <table:table-cell table:style-name="ce668" table:formula="of:=IF([.T294]=&quot;&quot;;&quot;&quot;;VLOOKUP([.T294];LeedsN3;2))">
            <text:p/>
          </table:table-cell>
          <table:table-cell table:style-name="ce664" table:formula="of:=IF([.J337]=&quot;&quot;;&quot;&quot;;IF([.J337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39]&lt;&gt;&quot;&quot;;[.Q339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295]">
            <text:p/>
          </table:table-cell>
          <table:table-cell table:style-name="ce588" table:formula="of:=IF([.P295]=&quot;&quot;;&quot;&quot;;VLOOKUP([.P295];LeedsMS;2))">
            <text:p/>
          </table:table-cell>
          <table:table-cell table:style-name="ce613" table:formula="of:=IF([.Q295]=&quot;&quot;;&quot;&quot;;VLOOKUP([.Q295];LeedsMS;2))">
            <text:p/>
          </table:table-cell>
          <table:table-cell table:style-name="ce639" table:formula="of:=IF([.R295]=&quot;&quot;;&quot;&quot;;VLOOKUP([.R295];LeedsMS;2))">
            <text:p/>
          </table:table-cell>
          <table:table-cell table:style-name="ce514" table:formula="of:=IF([.S295]=&quot;&quot;;&quot;&quot;;VLOOKUP([.S295];Huttner;2))">
            <text:p/>
          </table:table-cell>
          <table:table-cell table:style-name="ce664" table:formula="of:=IF([.H338]=&quot;&quot;;&quot;&quot;;IF([.H338]&lt;2;&quot;NO&quot;;&quot;YES&quot;))">
            <text:p/>
          </table:table-cell>
          <table:table-cell table:style-name="ce668" table:formula="of:=IF([.T295]=&quot;&quot;;&quot;&quot;;VLOOKUP([.T295];LeedsN3;2))">
            <text:p/>
          </table:table-cell>
          <table:table-cell table:style-name="ce664" table:formula="of:=IF([.J338]=&quot;&quot;;&quot;&quot;;IF([.J338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296]">
            <text:p/>
          </table:table-cell>
          <table:table-cell table:style-name="ce589" table:formula="of:=IF([.P296]=&quot;&quot;;&quot;&quot;;VLOOKUP([.P296];LeedsMS;2))">
            <text:p/>
          </table:table-cell>
          <table:table-cell table:style-name="ce614" table:formula="of:=IF([.Q296]=&quot;&quot;;&quot;&quot;;VLOOKUP([.Q296];LeedsMS;2))">
            <text:p/>
          </table:table-cell>
          <table:table-cell table:style-name="ce640" table:formula="of:=IF([.R296]=&quot;&quot;;&quot;&quot;;VLOOKUP([.R296];LeedsMS;2))">
            <text:p/>
          </table:table-cell>
          <table:table-cell table:style-name="ce515" table:formula="of:=IF([.S296]=&quot;&quot;;&quot;&quot;;VLOOKUP([.S296];Huttner;2))">
            <text:p/>
          </table:table-cell>
          <table:table-cell table:style-name="ce665" table:formula="of:=IF([.H339]=&quot;&quot;;&quot;&quot;;IF([.H339]&lt;1;&quot;NO&quot;;&quot;YES&quot;))">
            <text:p/>
          </table:table-cell>
          <table:table-cell table:style-name="ce669" table:formula="of:=IF([.T296]=&quot;&quot;;&quot;&quot;;VLOOKUP([.T296];LeedsN3;2))">
            <text:p/>
          </table:table-cell>
          <table:table-cell table:style-name="ce665" table:formula="of:=IF([.J339]=&quot;&quot;;&quot;&quot;;IF([.J339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298]" office:value-type="string" office:string-value="Comments:" calcext:value-type="string">
            <text:p>Comments:</text:p>
          </table:table-cell>
          <table:table-cell table:style-name="ce536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574" table:number-columns-repeated="8"/>
          <table:table-cell table:style-name="ce701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298])&lt;=265;&quot;&quot;;RIGHT([.Q298];LEN([.Q298])-SEARCH(&quot; &quot;;[.Q298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4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6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638" table:formula="of:=[.U303]">
            <text:p/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706" table:formula="of:=[.U303]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04]=&quot;&quot;;&quot;&quot;;HLOOKUP([.Q304];TO10Values;MATCH([.$P304];TO10Group;0)))">
            <text:p/>
          </table:table-cell>
          <table:table-cell table:style-name="ce591" table:formula="of:=IF([.R304]=&quot;&quot;;&quot;&quot;;HLOOKUP([.R304];TO10Values;MATCH([.$P304];TO10Group;0)))">
            <text:p/>
          </table:table-cell>
          <table:table-cell table:style-name="ce591" table:formula="of:=IF([.S304]=&quot;&quot;;&quot;&quot;;HLOOKUP([.S304];TO10Values;MATCH([.$P304];TO10Group;0)))">
            <text:p/>
          </table:table-cell>
          <table:table-cell table:style-name="ce591" table:formula="of:=IF([.T304]=&quot;&quot;;&quot;&quot;;HLOOKUP([.T304];TO10Values;MATCH([.$P304];TO10Group;0)))">
            <text:p/>
          </table:table-cell>
          <table:table-cell table:style-name="ce658" table:formula="of:=IF([.U304]=&quot;&quot;;&quot;&quot;;HLOOKUP([.U304];TO10Values;MATCH([.$P304];TO10Group;0)))">
            <text:p/>
          </table:table-cell>
          <table:table-cell table:style-name="ce668" table:formula="of:=IF([.D349]=&quot;&quot;;&quot;&quot;;IF(ISNA([.D349]);NA();1/([.D349]*[Tables.$C47])))">
            <text:p/>
          </table:table-cell>
          <table:table-cell table:style-name="ce678" table:formula="of:=IF([.E349]=&quot;&quot;;&quot;&quot;;IF(ISNA([.E349]);NA();1/([.E349]*[Tables.$C47])))">
            <text:p/>
          </table:table-cell>
          <table:table-cell table:style-name="ce678" table:formula="of:=IF([.F349]=&quot;&quot;;&quot;&quot;;IF(ISNA([.F349]);NA();1/([.F349]*[Tables.$C47])))">
            <text:p/>
          </table:table-cell>
          <table:table-cell table:style-name="ce678" table:formula="of:=IF([.G349]=&quot;&quot;;&quot;&quot;;IF(ISNA([.G349]);NA();1/([.G349]*[Tables.$C47])))">
            <text:p/>
          </table:table-cell>
          <table:table-cell table:style-name="ce707" table:formula="of:=IF([.H349]=&quot;&quot;;&quot;&quot;;IF(ISNA([.H349]);NA();1/([.H349]*[Tables.$C4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8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05]=&quot;&quot;;&quot;&quot;;HLOOKUP([.Q305];TO10Values;MATCH([.$P305];TO10Group;0)))">
            <text:p/>
          </table:table-cell>
          <table:table-cell table:style-name="ce591" table:formula="of:=IF([.R305]=&quot;&quot;;&quot;&quot;;HLOOKUP([.R305];TO10Values;MATCH([.$P305];TO10Group;0)))">
            <text:p/>
          </table:table-cell>
          <table:table-cell table:style-name="ce591" table:formula="of:=IF([.S305]=&quot;&quot;;&quot;&quot;;HLOOKUP([.S305];TO10Values;MATCH([.$P305];TO10Group;0)))">
            <text:p/>
          </table:table-cell>
          <table:table-cell table:style-name="ce591" table:formula="of:=IF([.T305]=&quot;&quot;;&quot;&quot;;HLOOKUP([.T305];TO10Values;MATCH([.$P305];TO10Group;0)))">
            <text:p/>
          </table:table-cell>
          <table:table-cell table:style-name="ce658" table:formula="of:=IF([.U305]=&quot;&quot;;&quot;&quot;;HLOOKUP([.U305];TO10Values;MATCH([.$P305];TO10Group;0)))">
            <text:p/>
          </table:table-cell>
          <table:table-cell table:style-name="ce668" table:formula="of:=IF([.D350]=&quot;&quot;;&quot;&quot;;IF(ISNA([.D350]);NA();1/([.D350]*[Tables.$C48])))">
            <text:p/>
          </table:table-cell>
          <table:table-cell table:style-name="ce678" table:formula="of:=IF([.E350]=&quot;&quot;;&quot;&quot;;IF(ISNA([.E350]);NA();1/([.E350]*[Tables.$C48])))">
            <text:p/>
          </table:table-cell>
          <table:table-cell table:style-name="ce678" table:formula="of:=IF([.F350]=&quot;&quot;;&quot;&quot;;IF(ISNA([.F350]);NA();1/([.F350]*[Tables.$C48])))">
            <text:p/>
          </table:table-cell>
          <table:table-cell table:style-name="ce678" table:formula="of:=IF([.G350]=&quot;&quot;;&quot;&quot;;IF(ISNA([.G350]);NA();1/([.G350]*[Tables.$C48])))">
            <text:p/>
          </table:table-cell>
          <table:table-cell table:style-name="ce707" table:formula="of:=IF([.H350]=&quot;&quot;;&quot;&quot;;IF(ISNA([.H350]);NA();1/([.H350]*[Tables.$C4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06]=&quot;&quot;;&quot;&quot;;HLOOKUP([.Q306];TO10Values;MATCH([.$P306];TO10Group;0)))">
            <text:p/>
          </table:table-cell>
          <table:table-cell table:style-name="ce591" table:formula="of:=IF([.R306]=&quot;&quot;;&quot;&quot;;HLOOKUP([.R306];TO10Values;MATCH([.$P306];TO10Group;0)))">
            <text:p/>
          </table:table-cell>
          <table:table-cell table:style-name="ce591" table:formula="of:=IF([.S306]=&quot;&quot;;&quot;&quot;;HLOOKUP([.S306];TO10Values;MATCH([.$P306];TO10Group;0)))">
            <text:p/>
          </table:table-cell>
          <table:table-cell table:style-name="ce591" table:formula="of:=IF([.T306]=&quot;&quot;;&quot;&quot;;HLOOKUP([.T306];TO10Values;MATCH([.$P306];TO10Group;0)))">
            <text:p/>
          </table:table-cell>
          <table:table-cell table:style-name="ce658" table:formula="of:=IF([.U306]=&quot;&quot;;&quot;&quot;;HLOOKUP([.U306];TO10Values;MATCH([.$P306];TO10Group;0)))">
            <text:p/>
          </table:table-cell>
          <table:table-cell table:style-name="ce668" table:formula="of:=IF([.D351]=&quot;&quot;;&quot;&quot;;IF(ISNA([.D351]);NA();1/([.D351]*[Tables.$C49])))">
            <text:p/>
          </table:table-cell>
          <table:table-cell table:style-name="ce678" table:formula="of:=IF([.E351]=&quot;&quot;;&quot;&quot;;IF(ISNA([.E351]);NA();1/([.E351]*[Tables.$C49])))">
            <text:p/>
          </table:table-cell>
          <table:table-cell table:style-name="ce678" table:formula="of:=IF([.F351]=&quot;&quot;;&quot;&quot;;IF(ISNA([.F351]);NA();1/([.F351]*[Tables.$C49])))">
            <text:p/>
          </table:table-cell>
          <table:table-cell table:style-name="ce678" table:formula="of:=IF([.G351]=&quot;&quot;;&quot;&quot;;IF(ISNA([.G351]);NA();1/([.G351]*[Tables.$C49])))">
            <text:p/>
          </table:table-cell>
          <table:table-cell table:style-name="ce707" table:formula="of:=IF([.H351]=&quot;&quot;;&quot;&quot;;IF(ISNA([.H351]);NA();1/([.H351]*[Tables.$C49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0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07]=&quot;&quot;;&quot;&quot;;HLOOKUP([.Q307];TO10Values;MATCH([.$P307];TO10Group;0)))">
            <text:p/>
          </table:table-cell>
          <table:table-cell table:style-name="ce591" table:formula="of:=IF([.R307]=&quot;&quot;;&quot;&quot;;HLOOKUP([.R307];TO10Values;MATCH([.$P307];TO10Group;0)))">
            <text:p/>
          </table:table-cell>
          <table:table-cell table:style-name="ce591" table:formula="of:=IF([.S307]=&quot;&quot;;&quot;&quot;;HLOOKUP([.S307];TO10Values;MATCH([.$P307];TO10Group;0)))">
            <text:p/>
          </table:table-cell>
          <table:table-cell table:style-name="ce591" table:formula="of:=IF([.T307]=&quot;&quot;;&quot;&quot;;HLOOKUP([.T307];TO10Values;MATCH([.$P307];TO10Group;0)))">
            <text:p/>
          </table:table-cell>
          <table:table-cell table:style-name="ce658" table:formula="of:=IF([.U307]=&quot;&quot;;&quot;&quot;;HLOOKUP([.U307];TO10Values;MATCH([.$P307];TO10Group;0)))">
            <text:p/>
          </table:table-cell>
          <table:table-cell table:style-name="ce668" table:formula="of:=IF([.D352]=&quot;&quot;;&quot;&quot;;IF(ISNA([.D352]);NA();1/([.D352]*[Tables.$C50])))">
            <text:p/>
          </table:table-cell>
          <table:table-cell table:style-name="ce678" table:formula="of:=IF([.E352]=&quot;&quot;;&quot;&quot;;IF(ISNA([.E352]);NA();1/([.E352]*[Tables.$C50])))">
            <text:p/>
          </table:table-cell>
          <table:table-cell table:style-name="ce678" table:formula="of:=IF([.F352]=&quot;&quot;;&quot;&quot;;IF(ISNA([.F352]);NA();1/([.F352]*[Tables.$C50])))">
            <text:p/>
          </table:table-cell>
          <table:table-cell table:style-name="ce678" table:formula="of:=IF([.G352]=&quot;&quot;;&quot;&quot;;IF(ISNA([.G352]);NA();1/([.G352]*[Tables.$C50])))">
            <text:p/>
          </table:table-cell>
          <table:table-cell table:style-name="ce707" table:formula="of:=IF([.H352]=&quot;&quot;;&quot;&quot;;IF(ISNA([.H352]);NA();1/([.H352]*[Tables.$C50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08]=&quot;&quot;;&quot;&quot;;HLOOKUP([.Q308];TO10Values;MATCH([.$P308];TO10Group;0)))">
            <text:p/>
          </table:table-cell>
          <table:table-cell table:style-name="ce591" table:formula="of:=IF([.R308]=&quot;&quot;;&quot;&quot;;HLOOKUP([.R308];TO10Values;MATCH([.$P308];TO10Group;0)))">
            <text:p/>
          </table:table-cell>
          <table:table-cell table:style-name="ce591" table:formula="of:=IF([.S308]=&quot;&quot;;&quot;&quot;;HLOOKUP([.S308];TO10Values;MATCH([.$P308];TO10Group;0)))">
            <text:p/>
          </table:table-cell>
          <table:table-cell table:style-name="ce591" table:formula="of:=IF([.T308]=&quot;&quot;;&quot;&quot;;HLOOKUP([.T308];TO10Values;MATCH([.$P308];TO10Group;0)))">
            <text:p/>
          </table:table-cell>
          <table:table-cell table:style-name="ce658" table:formula="of:=IF([.U308]=&quot;&quot;;&quot;&quot;;HLOOKUP([.U308];TO10Values;MATCH([.$P308];TO10Group;0)))">
            <text:p/>
          </table:table-cell>
          <table:table-cell table:style-name="ce668" table:formula="of:=IF([.D353]=&quot;&quot;;&quot;&quot;;IF(ISNA([.D353]);NA();1/([.D353]*[Tables.$C51])))">
            <text:p/>
          </table:table-cell>
          <table:table-cell table:style-name="ce678" table:formula="of:=IF([.E353]=&quot;&quot;;&quot;&quot;;IF(ISNA([.E353]);NA();1/([.E353]*[Tables.$C51])))">
            <text:p/>
          </table:table-cell>
          <table:table-cell table:style-name="ce678" table:formula="of:=IF([.F353]=&quot;&quot;;&quot;&quot;;IF(ISNA([.F353]);NA();1/([.F353]*[Tables.$C51])))">
            <text:p/>
          </table:table-cell>
          <table:table-cell table:style-name="ce678" table:formula="of:=IF([.G353]=&quot;&quot;;&quot;&quot;;IF(ISNA([.G353]);NA();1/([.G353]*[Tables.$C51])))">
            <text:p/>
          </table:table-cell>
          <table:table-cell table:style-name="ce707" table:formula="of:=IF([.H353]=&quot;&quot;;&quot;&quot;;IF(ISNA([.H353]);NA();1/([.H353]*[Tables.$C51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2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09]=&quot;&quot;;&quot;&quot;;HLOOKUP([.Q309];TO10Values;MATCH([.$P309];TO10Group;0)))">
            <text:p/>
          </table:table-cell>
          <table:table-cell table:style-name="ce591" table:formula="of:=IF([.R309]=&quot;&quot;;&quot;&quot;;HLOOKUP([.R309];TO10Values;MATCH([.$P309];TO10Group;0)))">
            <text:p/>
          </table:table-cell>
          <table:table-cell table:style-name="ce591" table:formula="of:=IF([.S309]=&quot;&quot;;&quot;&quot;;HLOOKUP([.S309];TO10Values;MATCH([.$P309];TO10Group;0)))">
            <text:p/>
          </table:table-cell>
          <table:table-cell table:style-name="ce591" table:formula="of:=IF([.T309]=&quot;&quot;;&quot;&quot;;HLOOKUP([.T309];TO10Values;MATCH([.$P309];TO10Group;0)))">
            <text:p/>
          </table:table-cell>
          <table:table-cell table:style-name="ce658" table:formula="of:=IF([.U309]=&quot;&quot;;&quot;&quot;;HLOOKUP([.U309];TO10Values;MATCH([.$P309];TO10Group;0)))">
            <text:p/>
          </table:table-cell>
          <table:table-cell table:style-name="ce668" table:formula="of:=IF([.D354]=&quot;&quot;;&quot;&quot;;IF(ISNA([.D354]);NA();1/([.D354]*[Tables.$C52])))">
            <text:p/>
          </table:table-cell>
          <table:table-cell table:style-name="ce678" table:formula="of:=IF([.E354]=&quot;&quot;;&quot;&quot;;IF(ISNA([.E354]);NA();1/([.E354]*[Tables.$C52])))">
            <text:p/>
          </table:table-cell>
          <table:table-cell table:style-name="ce678" table:formula="of:=IF([.F354]=&quot;&quot;;&quot;&quot;;IF(ISNA([.F354]);NA();1/([.F354]*[Tables.$C52])))">
            <text:p/>
          </table:table-cell>
          <table:table-cell table:style-name="ce678" table:formula="of:=IF([.G354]=&quot;&quot;;&quot;&quot;;IF(ISNA([.G354]);NA();1/([.G354]*[Tables.$C52])))">
            <text:p/>
          </table:table-cell>
          <table:table-cell table:style-name="ce707" table:formula="of:=IF([.H354]=&quot;&quot;;&quot;&quot;;IF(ISNA([.H354]);NA();1/([.H354]*[Tables.$C52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10]=&quot;&quot;;&quot;&quot;;HLOOKUP([.Q310];TO10Values;MATCH([.$P310];TO10Group;0)))">
            <text:p/>
          </table:table-cell>
          <table:table-cell table:style-name="ce591" table:formula="of:=IF([.R310]=&quot;&quot;;&quot;&quot;;HLOOKUP([.R310];TO10Values;MATCH([.$P310];TO10Group;0)))">
            <text:p/>
          </table:table-cell>
          <table:table-cell table:style-name="ce591" table:formula="of:=IF([.S310]=&quot;&quot;;&quot;&quot;;HLOOKUP([.S310];TO10Values;MATCH([.$P310];TO10Group;0)))">
            <text:p/>
          </table:table-cell>
          <table:table-cell table:style-name="ce591" table:formula="of:=IF([.T310]=&quot;&quot;;&quot;&quot;;HLOOKUP([.T310];TO10Values;MATCH([.$P310];TO10Group;0)))">
            <text:p/>
          </table:table-cell>
          <table:table-cell table:style-name="ce658" table:formula="of:=IF([.U310]=&quot;&quot;;&quot;&quot;;HLOOKUP([.U310];TO10Values;MATCH([.$P310];TO10Group;0)))">
            <text:p/>
          </table:table-cell>
          <table:table-cell table:style-name="ce668" table:formula="of:=IF([.D355]=&quot;&quot;;&quot;&quot;;IF(ISNA([.D355]);NA();1/([.D355]*[Tables.$C53])))">
            <text:p/>
          </table:table-cell>
          <table:table-cell table:style-name="ce678" table:formula="of:=IF([.E355]=&quot;&quot;;&quot;&quot;;IF(ISNA([.E355]);NA();1/([.E355]*[Tables.$C53])))">
            <text:p/>
          </table:table-cell>
          <table:table-cell table:style-name="ce678" table:formula="of:=IF([.F355]=&quot;&quot;;&quot;&quot;;IF(ISNA([.F355]);NA();1/([.F355]*[Tables.$C53])))">
            <text:p/>
          </table:table-cell>
          <table:table-cell table:style-name="ce678" table:formula="of:=IF([.G355]=&quot;&quot;;&quot;&quot;;IF(ISNA([.G355]);NA();1/([.G355]*[Tables.$C53])))">
            <text:p/>
          </table:table-cell>
          <table:table-cell table:style-name="ce707" table:formula="of:=IF([.H355]=&quot;&quot;;&quot;&quot;;IF(ISNA([.H355]);NA();1/([.H355]*[Tables.$C53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11]=&quot;&quot;;&quot;&quot;;HLOOKUP([.Q311];TO10Values;MATCH([.$P311];TO10Group;0)))">
            <text:p/>
          </table:table-cell>
          <table:table-cell table:style-name="ce591" table:formula="of:=IF([.R311]=&quot;&quot;;&quot;&quot;;HLOOKUP([.R311];TO10Values;MATCH([.$P311];TO10Group;0)))">
            <text:p/>
          </table:table-cell>
          <table:table-cell table:style-name="ce591" table:formula="of:=IF([.S311]=&quot;&quot;;&quot;&quot;;HLOOKUP([.S311];TO10Values;MATCH([.$P311];TO10Group;0)))">
            <text:p/>
          </table:table-cell>
          <table:table-cell table:style-name="ce591" table:formula="of:=IF([.T311]=&quot;&quot;;&quot;&quot;;HLOOKUP([.T311];TO10Values;MATCH([.$P311];TO10Group;0)))">
            <text:p/>
          </table:table-cell>
          <table:table-cell table:style-name="ce658" table:formula="of:=IF([.U311]=&quot;&quot;;&quot;&quot;;HLOOKUP([.U311];TO10Values;MATCH([.$P311];TO10Group;0)))">
            <text:p/>
          </table:table-cell>
          <table:table-cell table:style-name="ce668" table:formula="of:=IF([.D356]=&quot;&quot;;&quot;&quot;;IF(ISNA([.D356]);NA();1/([.D356]*[Tables.$C54])))">
            <text:p/>
          </table:table-cell>
          <table:table-cell table:style-name="ce678" table:formula="of:=IF([.E356]=&quot;&quot;;&quot;&quot;;IF(ISNA([.E356]);NA();1/([.E356]*[Tables.$C54])))">
            <text:p/>
          </table:table-cell>
          <table:table-cell table:style-name="ce678" table:formula="of:=IF([.F356]=&quot;&quot;;&quot;&quot;;IF(ISNA([.F356]);NA();1/([.F356]*[Tables.$C54])))">
            <text:p/>
          </table:table-cell>
          <table:table-cell table:style-name="ce678" table:formula="of:=IF([.G356]=&quot;&quot;;&quot;&quot;;IF(ISNA([.G356]);NA();1/([.G356]*[Tables.$C54])))">
            <text:p/>
          </table:table-cell>
          <table:table-cell table:style-name="ce707" table:formula="of:=IF([.H356]=&quot;&quot;;&quot;&quot;;IF(ISNA([.H356]);NA();1/([.H356]*[Tables.$C54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12]=&quot;&quot;;&quot;&quot;;HLOOKUP([.Q312];TO10Values;MATCH([.$P312];TO10Group;0)))">
            <text:p/>
          </table:table-cell>
          <table:table-cell table:style-name="ce591" table:formula="of:=IF([.R312]=&quot;&quot;;&quot;&quot;;HLOOKUP([.R312];TO10Values;MATCH([.$P312];TO10Group;0)))">
            <text:p/>
          </table:table-cell>
          <table:table-cell table:style-name="ce591" table:formula="of:=IF([.S312]=&quot;&quot;;&quot;&quot;;HLOOKUP([.S312];TO10Values;MATCH([.$P312];TO10Group;0)))">
            <text:p/>
          </table:table-cell>
          <table:table-cell table:style-name="ce591" table:formula="of:=IF([.T312]=&quot;&quot;;&quot;&quot;;HLOOKUP([.T312];TO10Values;MATCH([.$P312];TO10Group;0)))">
            <text:p/>
          </table:table-cell>
          <table:table-cell table:style-name="ce658" table:formula="of:=IF([.U312]=&quot;&quot;;&quot;&quot;;HLOOKUP([.U312];TO10Values;MATCH([.$P312];TO10Group;0)))">
            <text:p/>
          </table:table-cell>
          <table:table-cell table:style-name="ce668" table:formula="of:=IF([.D357]=&quot;&quot;;&quot;&quot;;IF(ISNA([.D357]);NA();1/([.D357]*[Tables.$C55])))">
            <text:p/>
          </table:table-cell>
          <table:table-cell table:style-name="ce678" table:formula="of:=IF([.E357]=&quot;&quot;;&quot;&quot;;IF(ISNA([.E357]);NA();1/([.E357]*[Tables.$C55])))">
            <text:p/>
          </table:table-cell>
          <table:table-cell table:style-name="ce678" table:formula="of:=IF([.F357]=&quot;&quot;;&quot;&quot;;IF(ISNA([.F357]);NA();1/([.F357]*[Tables.$C55])))">
            <text:p/>
          </table:table-cell>
          <table:table-cell table:style-name="ce678" table:formula="of:=IF([.G357]=&quot;&quot;;&quot;&quot;;IF(ISNA([.G357]);NA();1/([.G357]*[Tables.$C55])))">
            <text:p/>
          </table:table-cell>
          <table:table-cell table:style-name="ce707" table:formula="of:=IF([.H357]=&quot;&quot;;&quot;&quot;;IF(ISNA([.H357]);NA();1/([.H357]*[Tables.$C55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13]=&quot;&quot;;&quot;&quot;;HLOOKUP([.Q313];TO10Values;MATCH([.$P313];TO10Group;0)))">
            <text:p/>
          </table:table-cell>
          <table:table-cell table:style-name="ce591" table:formula="of:=IF([.R313]=&quot;&quot;;&quot;&quot;;HLOOKUP([.R313];TO10Values;MATCH([.$P313];TO10Group;0)))">
            <text:p/>
          </table:table-cell>
          <table:table-cell table:style-name="ce591" table:formula="of:=IF([.S313]=&quot;&quot;;&quot;&quot;;HLOOKUP([.S313];TO10Values;MATCH([.$P313];TO10Group;0)))">
            <text:p/>
          </table:table-cell>
          <table:table-cell table:style-name="ce591" table:formula="of:=IF([.T313]=&quot;&quot;;&quot;&quot;;HLOOKUP([.T313];TO10Values;MATCH([.$P313];TO10Group;0)))">
            <text:p/>
          </table:table-cell>
          <table:table-cell table:style-name="ce658" table:formula="of:=IF([.U313]=&quot;&quot;;&quot;&quot;;HLOOKUP([.U313];TO10Values;MATCH([.$P313];TO10Group;0)))">
            <text:p/>
          </table:table-cell>
          <table:table-cell table:style-name="ce668" table:formula="of:=IF([.D358]=&quot;&quot;;&quot;&quot;;IF(ISNA([.D358]);NA();1/([.D358]*[Tables.$C56])))">
            <text:p/>
          </table:table-cell>
          <table:table-cell table:style-name="ce678" table:formula="of:=IF([.E358]=&quot;&quot;;&quot;&quot;;IF(ISNA([.E358]);NA();1/([.E358]*[Tables.$C56])))">
            <text:p/>
          </table:table-cell>
          <table:table-cell table:style-name="ce678" table:formula="of:=IF([.F358]=&quot;&quot;;&quot;&quot;;IF(ISNA([.F358]);NA();1/([.F358]*[Tables.$C56])))">
            <text:p/>
          </table:table-cell>
          <table:table-cell table:style-name="ce678" table:formula="of:=IF([.G358]=&quot;&quot;;&quot;&quot;;IF(ISNA([.G358]);NA();1/([.G358]*[Tables.$C56])))">
            <text:p/>
          </table:table-cell>
          <table:table-cell table:style-name="ce707" table:formula="of:=IF([.H358]=&quot;&quot;;&quot;&quot;;IF(ISNA([.H358]);NA();1/([.H358]*[Tables.$C56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14]=&quot;&quot;;&quot;&quot;;HLOOKUP([.Q314];TO10Values;MATCH([.$P314];TO10Group;0)))">
            <text:p/>
          </table:table-cell>
          <table:table-cell table:style-name="ce591" table:formula="of:=IF([.R314]=&quot;&quot;;&quot;&quot;;HLOOKUP([.R314];TO10Values;MATCH([.$P314];TO10Group;0)))">
            <text:p/>
          </table:table-cell>
          <table:table-cell table:style-name="ce591" table:formula="of:=IF([.S314]=&quot;&quot;;&quot;&quot;;HLOOKUP([.S314];TO10Values;MATCH([.$P314];TO10Group;0)))">
            <text:p/>
          </table:table-cell>
          <table:table-cell table:style-name="ce591" table:formula="of:=IF([.T314]=&quot;&quot;;&quot;&quot;;HLOOKUP([.T314];TO10Values;MATCH([.$P314];TO10Group;0)))">
            <text:p/>
          </table:table-cell>
          <table:table-cell table:style-name="ce658" table:formula="of:=IF([.U314]=&quot;&quot;;&quot;&quot;;HLOOKUP([.U314];TO10Values;MATCH([.$P314];TO10Group;0)))">
            <text:p/>
          </table:table-cell>
          <table:table-cell table:style-name="ce668" table:formula="of:=IF([.D359]=&quot;&quot;;&quot;&quot;;IF(ISNA([.D359]);NA();1/([.D359]*[Tables.$C57])))">
            <text:p/>
          </table:table-cell>
          <table:table-cell table:style-name="ce678" table:formula="of:=IF([.E359]=&quot;&quot;;&quot;&quot;;IF(ISNA([.E359]);NA();1/([.E359]*[Tables.$C57])))">
            <text:p/>
          </table:table-cell>
          <table:table-cell table:style-name="ce678" table:formula="of:=IF([.F359]=&quot;&quot;;&quot;&quot;;IF(ISNA([.F359]);NA();1/([.F359]*[Tables.$C57])))">
            <text:p/>
          </table:table-cell>
          <table:table-cell table:style-name="ce678" table:formula="of:=IF([.G359]=&quot;&quot;;&quot;&quot;;IF(ISNA([.G359]);NA();1/([.G359]*[Tables.$C57])))">
            <text:p/>
          </table:table-cell>
          <table:table-cell table:style-name="ce707" table:formula="of:=IF([.H359]=&quot;&quot;;&quot;&quot;;IF(ISNA([.H359]);NA();1/([.H359]*[Tables.$C5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15]=&quot;&quot;;&quot;&quot;;HLOOKUP([.Q315];TO10Values;MATCH([.$P315];TO10Group;0)))">
            <text:p/>
          </table:table-cell>
          <table:table-cell table:style-name="ce592" table:formula="of:=IF([.R315]=&quot;&quot;;&quot;&quot;;HLOOKUP([.R315];TO10Values;MATCH([.$P315];TO10Group;0)))">
            <text:p/>
          </table:table-cell>
          <table:table-cell table:style-name="ce592" table:formula="of:=IF([.S315]=&quot;&quot;;&quot;&quot;;HLOOKUP([.S315];TO10Values;MATCH([.$P315];TO10Group;0)))">
            <text:p/>
          </table:table-cell>
          <table:table-cell table:style-name="ce592" table:formula="of:=IF([.T315]=&quot;&quot;;&quot;&quot;;HLOOKUP([.T315];TO10Values;MATCH([.$P315];TO10Group;0)))">
            <text:p/>
          </table:table-cell>
          <table:table-cell table:style-name="ce659" table:formula="of:=IF([.U315]=&quot;&quot;;&quot;&quot;;HLOOKUP([.U315];TO10Values;MATCH([.$P315];TO10Group;0)))">
            <text:p/>
          </table:table-cell>
          <table:table-cell table:style-name="ce669" table:formula="of:=IF([.D360]=&quot;&quot;;&quot;&quot;;IF(ISNA([.D360]);NA();1/([.D360]*[Tables.$C58])))">
            <text:p/>
          </table:table-cell>
          <table:table-cell table:style-name="ce679" table:formula="of:=IF([.E360]=&quot;&quot;;&quot;&quot;;IF(ISNA([.E360]);NA();1/([.E360]*[Tables.$C58])))">
            <text:p/>
          </table:table-cell>
          <table:table-cell table:style-name="ce679" table:formula="of:=IF([.F360]=&quot;&quot;;&quot;&quot;;IF(ISNA([.F360]);NA();1/([.F360]*[Tables.$C58])))">
            <text:p/>
          </table:table-cell>
          <table:table-cell table:style-name="ce679" table:formula="of:=IF([.G360]=&quot;&quot;;&quot;&quot;;IF(ISNA([.G360]);NA();1/([.G360]*[Tables.$C58])))">
            <text:p/>
          </table:table-cell>
          <table:table-cell table:style-name="ce708" table:formula="of:=IF([.H360]=&quot;&quot;;&quot;&quot;;IF(ISNA([.H360]);NA();1/([.H360]*[Tables.$C5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17]" office:value-type="string" office:string-value="Comments:" calcext:value-type="string">
            <text:p>Comments:</text:p>
          </table:table-cell>
          <table:table-cell table:style-name="ce536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8]=&quot;&quot;;&quot;&quot;;[.AB25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17])&lt;=265;&quot;&quot;;RIGHT([.Q317];LEN([.Q317])-SEARCH(&quot; &quot;;[.Q317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62])" office:value-type="float" office:value="0" calcext:value-type="float">
            <text:p>0</text:p>
          </table:table-cell>
          <table:table-cell table:style-name="ce598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21]=&quot;&quot;;&quot;&quot;;[.Q321]&amp;&quot; &quot;&amp;flocm_in)">
            <text:p/>
          </table:table-cell>
          <table:table-cell table:style-name="ce593" table:formula="of:=IF([.R321]=&quot;&quot;;&quot;&quot;;[.R321]&amp;&quot; &quot;&amp;flocm_in)">
            <text:p/>
          </table:table-cell>
          <table:table-cell table:style-name="ce593" table:formula="of:=IF([.S321]=&quot;&quot;;&quot;&quot;;[.S321]&amp;&quot; &quot;&amp;flocm_in)">
            <text:p/>
          </table:table-cell>
          <table:table-cell table:style-name="ce593" table:formula="of:=IF([.T321]=&quot;&quot;;&quot;&quot;;[.T321]&amp;&quot; &quot;&amp;flocm_in)">
            <text:p/>
          </table:table-cell>
          <table:table-cell table:style-name="ce593" table:formula="of:=IF([.U321]=&quot;&quot;;&quot;&quot;;[.U321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84" table:formula="of:=[.P322]" office:value-type="string" office:string-value="Horizontal" calcext:value-type="string">
            <text:p>Horizontal</text:p>
          </table:table-cell>
          <table:table-cell table:style-name="ce594" table:formula="of:=IF([.Q322]=&quot;&quot;;&quot;&quot;;[.Q322])">
            <text:p/>
          </table:table-cell>
          <table:table-cell table:style-name="ce594" table:formula="of:=IF([.R322]=&quot;&quot;;&quot;&quot;;[.R322])">
            <text:p/>
          </table:table-cell>
          <table:table-cell table:style-name="ce594" table:formula="of:=IF([.S322]=&quot;&quot;;&quot;&quot;;[.S322])">
            <text:p/>
          </table:table-cell>
          <table:table-cell table:style-name="ce594" table:formula="of:=IF([.T322]=&quot;&quot;;&quot;&quot;;[.T322])">
            <text:p/>
          </table:table-cell>
          <table:table-cell table:style-name="ce594" table:formula="of:=IF([.U322]=&quot;&quot;;&quot;&quot;;[.U322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84" table:formula="of:=[.P323]" office:value-type="string" office:string-value="Vertical" calcext:value-type="string">
            <text:p>Vertical</text:p>
          </table:table-cell>
          <table:table-cell table:style-name="ce594" table:formula="of:=IF([.Q323]=&quot;&quot;;&quot;&quot;;[.Q323])">
            <text:p/>
          </table:table-cell>
          <table:table-cell table:style-name="ce594" table:formula="of:=IF([.R323]=&quot;&quot;;&quot;&quot;;[.R323])">
            <text:p/>
          </table:table-cell>
          <table:table-cell table:style-name="ce594" table:formula="of:=IF([.S323]=&quot;&quot;;&quot;&quot;;[.S323])">
            <text:p/>
          </table:table-cell>
          <table:table-cell table:style-name="ce594" table:formula="of:=IF([.T323]=&quot;&quot;;&quot;&quot;;[.T323])">
            <text:p/>
          </table:table-cell>
          <table:table-cell table:style-name="ce594" table:formula="of:=IF([.U323]=&quot;&quot;;&quot;&quot;;[.U323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84" table:formula="of:=[.P324]" office:value-type="string" office:string-value="Diagonal" calcext:value-type="string">
            <text:p>Diagonal</text:p>
          </table:table-cell>
          <table:table-cell table:style-name="ce594" table:formula="of:=IF([.Q324]=&quot;&quot;;&quot;&quot;;[.Q324])">
            <text:p/>
          </table:table-cell>
          <table:table-cell table:style-name="ce594" table:formula="of:=IF([.R324]=&quot;&quot;;&quot;&quot;;[.R324])">
            <text:p/>
          </table:table-cell>
          <table:table-cell table:style-name="ce594" table:formula="of:=IF([.S324]=&quot;&quot;;&quot;&quot;;[.S324])">
            <text:p/>
          </table:table-cell>
          <table:table-cell table:style-name="ce594" table:formula="of:=IF([.T324]=&quot;&quot;;&quot;&quot;;[.T324])">
            <text:p/>
          </table:table-cell>
          <table:table-cell table:style-name="ce594" table:formula="of:=IF([.U324]=&quot;&quot;;&quot;&quot;;[.U324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84" table:formula="of:=[.P325]" office:value-type="string" office:string-value="Acceptable" calcext:value-type="string">
            <text:p>Acceptable</text:p>
          </table:table-cell>
          <table:table-cell table:style-name="ce530" table:formula="of:=IF([.Q325]=&quot;&quot;;&quot;&quot;;[.Q325])" office:value-type="string" office:string-value="NA" calcext:value-type="string">
            <text:p>NA</text:p>
          </table:table-cell>
          <table:table-cell table:style-name="ce530" table:formula="of:=IF([.R325]=&quot;&quot;;&quot;&quot;;[.R325])" office:value-type="string" office:string-value="NA" calcext:value-type="string">
            <text:p>NA</text:p>
          </table:table-cell>
          <table:table-cell table:style-name="ce530" table:formula="of:=IF([.S325]=&quot;&quot;;&quot;&quot;;[.S325])" office:value-type="string" office:string-value="NA" calcext:value-type="string">
            <text:p>NA</text:p>
          </table:table-cell>
          <table:table-cell table:style-name="ce530" table:formula="of:=IF([.T325]=&quot;&quot;;&quot;&quot;;[.T325])" office:value-type="string" office:string-value="NA" calcext:value-type="string">
            <text:p>NA</text:p>
          </table:table-cell>
          <table:table-cell table:style-name="ce530" table:formula="of:=IF([.U325]=&quot;&quot;;&quot;&quot;;[.U325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26]" office:value-type="string" office:string-value="Criteria: " calcext:value-type="string">
            <text:p>Criteria: </text:p>
          </table:table-cell>
          <table:table-cell table:style-name="ce544" table:formula="of:=[.R326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710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28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30]" office:value-type="string" office:string-value="Measured" calcext:value-type="string">
            <text:p>Measured</text:p>
          </table:table-cell>
          <table:table-cell table:style-name="ce97" table:formula="of:=[.Q330]" office:value-type="string" office:string-value="Difference" calcext:value-type="string">
            <text:p>Difference</text:p>
          </table:table-cell>
          <table:table-cell table:style-name="ce97" table:formula="of:=[.R330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31]" office:value-type="string" office:string-value="Top" calcext:value-type="string">
            <text:p>Top</text:p>
          </table:table-cell>
          <table:table-cell table:style-name="ce547" table:formula="of:=[.P331]">
            <text:p/>
          </table:table-cell>
          <table:table-cell table:style-name="ce120" table:formula="of:=[.Q331]" table:number-columns-spanned="1" table:number-rows-spanned="2">
            <text:p/>
          </table:table-cell>
          <table:table-cell table:style-name="ce144" table:formula="of:=[.R331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32]" office:value-type="string" office:string-value="Bottom" calcext:value-type="string">
            <text:p>Bottom</text:p>
          </table:table-cell>
          <table:table-cell table:style-name="ce548" table:formula="of:=[.P332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33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33]" office:value-type="string" office:string-value="Left" calcext:value-type="string">
            <text:p>Left</text:p>
          </table:table-cell>
          <table:table-cell table:style-name="ce548" table:formula="of:=[.P333]">
            <text:p/>
          </table:table-cell>
          <table:table-cell table:style-name="ce122" table:formula="of:=[.Q333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34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34]" office:value-type="string" office:string-value="Right" calcext:value-type="string">
            <text:p>Right</text:p>
          </table:table-cell>
          <table:table-cell table:style-name="ce550" table:formula="of:=[.P334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35]" office:value-type="string" office:string-value="Criteria:" calcext:value-type="string">
            <text:p>Criteria:</text:p>
          </table:table-cell>
          <table:table-cell table:style-name="ce595" table:formula="of:=[.P335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36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38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37]" office:value-type="string" office:string-value="Comments:" calcext:value-type="string">
            <text:p>Comments:</text:p>
          </table:table-cell>
          <table:table-cell table:style-name="ce536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37])&lt;=265;&quot;&quot;;RIGHT([.Q337];LEN([.Q337])-SEARCH(&quot; &quot;;[.Q337];255)))">
            <text:p/>
          </table:table-cell>
          <table:table-cell table:style-name="ce575" table:number-columns-repeated="8"/>
          <table:table-cell table:style-name="ce702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6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8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1]=&quot;&quot;;&quot;&quot;;[.AB28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0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2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4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44])&lt;=265;&quot;&quot;;RIGHT([.Q344];LEN([.Q344])-SEARCH(&quot; &quot;;[.Q34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46])&lt;=265;&quot;&quot;;RIGHT([.Q346];LEN([.Q346])-SEARCH(&quot; &quot;;[.Q34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48])&lt;=265;&quot;&quot;;RIGHT([.Q348];LEN([.Q348])-SEARCH(&quot; &quot;;[.Q34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50])&lt;=265;&quot;&quot;;RIGHT([.Q350];LEN([.Q350])-SEARCH(&quot; &quot;;[.Q35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52])&lt;=265;&quot;&quot;;RIGHT([.Q352];LEN([.Q352])-SEARCH(&quot; &quot;;[.Q352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54])&lt;=265;&quot;&quot;;RIGHT([.Q354];LEN([.Q354])-SEARCH(&quot; &quot;;[.Q35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56])&lt;=265;&quot;&quot;;RIGHT([.Q356];LEN([.Q356])-SEARCH(&quot; &quot;;[.Q35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58])&lt;=265;&quot;&quot;;RIGHT([.Q358];LEN([.Q358])-SEARCH(&quot; &quot;;[.Q35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2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60])&lt;=265;&quot;&quot;;RIGHT([.Q360];LEN([.Q360])-SEARCH(&quot; &quot;;[.Q36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62])&lt;=265;&quot;&quot;;RIGHT([.Q362];LEN([.Q362])-SEARCH(&quot; &quot;;[.Q36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64])&lt;=265;&quot;&quot;;RIGHT([.Q364];LEN([.Q364])-SEARCH(&quot; &quot;;[.Q36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597" table:number-columns-repeated="8"/>
          <table:table-cell table:style-name="ce686"/>
          <table:table-cell table:number-columns-repeated="4"/>
          <table:table-cell table:style-name="ce37"/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66])&lt;=265;&quot;&quot;;RIGHT([.Q366];LEN([.Q366])-SEARCH(&quot; &quot;;[.Q36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68])&lt;=265;&quot;&quot;;RIGHT([.Q368];LEN([.Q368])-SEARCH(&quot; &quot;;[.Q36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70])&lt;=265;&quot;&quot;;RIGHT([.Q370];LEN([.Q370])-SEARCH(&quot; &quot;;[.Q37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72])&lt;=265;&quot;&quot;;RIGHT([.Q372];LEN([.Q372])-SEARCH(&quot; &quot;;[.Q37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374])&lt;=265;&quot;&quot;;RIGHT([.Q374];LEN([.Q374])-SEARCH(&quot; &quot;;[.Q37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376])&lt;=265;&quot;&quot;;RIGHT([.Q376];LEN([.Q376])-SEARCH(&quot; &quot;;[.Q37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378])&lt;=265;&quot;&quot;;RIGHT([.Q378];LEN([.Q378])-SEARCH(&quot; &quot;;[.Q37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380])&lt;=265;&quot;&quot;;RIGHT([.Q380];LEN([.Q380])-SEARCH(&quot; &quot;;[.Q38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86])&lt;=265;&quot;&quot;;RIGHT([.Q386];LEN([.Q386])-SEARCH(&quot; &quot;;[.Q38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88])&lt;=265;&quot;&quot;;RIGHT([.Q388];LEN([.Q388])-SEARCH(&quot; &quot;;[.Q38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90])&lt;=265;&quot;&quot;;RIGHT([.Q390];LEN([.Q390])-SEARCH(&quot; &quot;;[.Q39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92])&lt;=265;&quot;&quot;;RIGHT([.Q392];LEN([.Q392])-SEARCH(&quot; &quot;;[.Q39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94])&lt;=265;&quot;&quot;;RIGHT([.Q394];LEN([.Q394])-SEARCH(&quot; &quot;;[.Q39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96])&lt;=265;&quot;&quot;;RIGHT([.Q396];LEN([.Q396])-SEARCH(&quot; &quot;;[.Q39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98])&lt;=265;&quot;&quot;;RIGHT([.Q398];LEN([.Q398])-SEARCH(&quot; &quot;;[.Q39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00])&lt;=265;&quot;&quot;;RIGHT([.Q400];LEN([.Q400])-SEARCH(&quot; &quot;;[.Q40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02])&lt;=265;&quot;&quot;;RIGHT([.Q402];LEN([.Q402])-SEARCH(&quot; &quot;;[.Q40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04])&lt;=265;&quot;&quot;;RIGHT([.Q404];LEN([.Q404])-SEARCH(&quot; &quot;;[.Q40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06])&lt;=265;&quot;&quot;;RIGHT([.Q406];LEN([.Q406])-SEARCH(&quot; &quot;;[.Q40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08])&lt;=265;&quot;&quot;;RIGHT([.Q408];LEN([.Q408])-SEARCH(&quot; &quot;;[.Q40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10])&lt;=265;&quot;&quot;;RIGHT([.Q410];LEN([.Q410])-SEARCH(&quot; &quot;;[.Q41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12])&lt;=265;&quot;&quot;;RIGHT([.Q412];LEN([.Q412])-SEARCH(&quot; &quot;;[.Q41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14])&lt;=265;&quot;&quot;;RIGHT([.Q414];LEN([.Q414])-SEARCH(&quot; &quot;;[.Q41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16])&lt;=265;&quot;&quot;;RIGHT([.Q416];LEN([.Q416])-SEARCH(&quot; &quot;;[.Q41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18])&lt;=265;&quot;&quot;;RIGHT([.Q418];LEN([.Q418])-SEARCH(&quot; &quot;;[.Q41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20])&lt;=265;&quot;&quot;;RIGHT([.Q420];LEN([.Q420])-SEARCH(&quot; &quot;;[.Q42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22]=&quot;&quot;;&quot;&quot;;IF(LEN([.Q422])&lt;=135;[.Q422];IF(LEN([.Q422])&lt;=260;LEFT([.Q422];SEARCH(&quot; &quot;;[.Q422];125));LEFT([.Q422];SEARCH(&quot; &quot;;[.Q42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22])&lt;=135;&quot;&quot;;IF(LEN([.Q422])&lt;=260;RIGHT([.Q422];LEN([.Q422])-SEARCH(&quot; &quot;;[.Q422];125));MID([.Q422];SEARCH(&quot; &quot;;[.Q422];130);IF(LEN([.Q422])&lt;=265;LEN([.Q422]);SEARCH(&quot; &quot;;[.Q422];255)-SEARCH(&quot; &quot;;[.Q42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22])&lt;=265;&quot;&quot;;RIGHT([.Q422];LEN([.Q422])-SEARCH(&quot; &quot;;[.Q42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35:Fluoro.T335 Fluoro.Q363:Fluoro.U363 Fluoro.T372:Fluoro.T372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02]" office:value-type="string" office:string-value="Image" calcext:value-type="string">
            <text:p>Image</text:p>
          </table:table-cell>
          <table:table-cell table:style-name="ce517" table:formula="of:=[Fluoro.D202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03]" office:value-type="string" office:string-value="Mode" calcext:value-type="string">
            <text:p>Mode</text:p>
          </table:table-cell>
          <table:table-cell table:style-name="ce517" table:formula="of:=[Fluoro.D203]" office:value-type="string" office:string-value="Attenuator" calcext:value-type="string">
            <text:p>Attenuator</text:p>
          </table:table-cell>
          <table:table-cell table:style-name="ce78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03]" office:value-type="float" office:value="0" calcext:value-type="float">
            <text:p>0.00</text:p>
          </table:covered-table-cell>
          <table:covered-table-cell table:style-name="ce622" table:formula="of:=[Fluoro.G203]" office:value-type="float" office:value="0" calcext:value-type="float">
            <text:p>0.00</text:p>
          </table:covered-table-cell>
          <table:table-cell table:style-name="ce78" table:formula="of:=[Fluoro.H203]" table:number-columns-spanned="3" table:number-rows-spanned="1">
            <text:p/>
          </table:table-cell>
          <table:covered-table-cell table:style-name="ce97" table:formula="of:=[Fluoro.I203]" office:value-type="float" office:value="0" calcext:value-type="float">
            <text:p>0.00</text:p>
          </table:covered-table-cell>
          <table:covered-table-cell table:style-name="ce622" table:formula="of:=[Fluoro.J203]" office:value-type="float" office:value="0" calcext:value-type="float">
            <text:p>0.00</text:p>
          </table:covered-table-cell>
          <table:table-cell table:style-name="ce206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03]" office:value-type="float" office:value="0" calcext:value-type="float">
            <text:p>0.00</text:p>
          </table:covered-table-cell>
          <table:covered-table-cell table:style-name="ce335" table:formula="of:=[Fluoro.M203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04]" office:value-type="string" office:string-value="(cm)" calcext:value-type="string">
            <text:p>(cm)</text:p>
          </table:table-cell>
          <table:table-cell table:style-name="ce518" table:formula="of:=[Fluoro.D204]" office:value-type="string" office:string-value="(cm)" calcext:value-type="string">
            <text:p>(cm)</text:p>
          </table:table-cell>
          <table:table-cell table:style-name="ce571" table:formula="of:=[Fluoro.E204]" office:value-type="string" office:string-value="kVp" calcext:value-type="string">
            <text:p>kVp</text:p>
          </table:table-cell>
          <table:table-cell table:style-name="ce609" table:formula="of:=[Fluoro.F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04]" office:value-type="string" office:string-value="kVp" calcext:value-type="string">
            <text:p>kVp</text:p>
          </table:table-cell>
          <table:table-cell table:style-name="ce609" table:formula="of:=[Fluoro.I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04]" office:value-type="string" office:string-value="kVp" calcext:value-type="string">
            <text:p>kVp</text:p>
          </table:table-cell>
          <table:table-cell table:style-name="ce609" table:formula="of:=[Fluoro.L204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5]" office:value-type="float" office:value="10" calcext:value-type="float">
            <text:p>10.00</text:p>
          </table:table-cell>
          <table:table-cell table:style-name="ce513" table:formula="of:=[Fluoro.E205]" office:value-type="float" office:value="0" calcext:value-type="float">
            <text:p>0.00</text:p>
          </table:table-cell>
          <table:table-cell table:style-name="ce538" table:formula="of:=[Fluoro.F205]" office:value-type="float" office:value="0" calcext:value-type="float">
            <text:p>0.00</text:p>
          </table:table-cell>
          <table:table-cell table:style-name="ce624" table:formula="of:=IF([Fluoro.G205]=&quot;&quot;;&quot;&quot;;[Fluoro.G205]*0.1145)" office:value-type="float" office:value="0" calcext:value-type="float">
            <text:p>0.00</text:p>
          </table:table-cell>
          <table:table-cell table:style-name="ce513" table:formula="of:=[Fluoro.H205]" office:value-type="float" office:value="0" calcext:value-type="float">
            <text:p>0.00</text:p>
          </table:table-cell>
          <table:table-cell table:style-name="ce538" table:formula="of:=[Fluoro.I205]" office:value-type="float" office:value="0" calcext:value-type="float">
            <text:p>0.00</text:p>
          </table:table-cell>
          <table:table-cell table:style-name="ce624" table:formula="of:=IF([Fluoro.J205]=&quot;&quot;;&quot;&quot;;[Fluoro.J205]*0.1145)" office:value-type="float" office:value="0" calcext:value-type="float">
            <text:p>0.00</text:p>
          </table:table-cell>
          <table:table-cell table:style-name="ce513" table:formula="of:=[Fluoro.K205]" office:value-type="float" office:value="0" calcext:value-type="float">
            <text:p>0.00</text:p>
          </table:table-cell>
          <table:table-cell table:style-name="ce538" table:formula="of:=[Fluoro.L205]" office:value-type="float" office:value="0" calcext:value-type="float">
            <text:p>0.00</text:p>
          </table:table-cell>
          <table:table-cell table:style-name="ce696" table:formula="of:=IF([Fluoro.M205]=&quot;&quot;;&quot;&quot;;[Fluoro.M20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517" table:formula="of:=[Fluoro.D206]" office:value-type="float" office:value="20" calcext:value-type="float">
            <text:p>20.00</text:p>
          </table:table-cell>
          <table:table-cell table:style-name="ce514" table:formula="of:=[Fluoro.E206]" office:value-type="float" office:value="0" calcext:value-type="float">
            <text:p>0.00</text:p>
          </table:table-cell>
          <table:table-cell table:style-name="ce530" table:formula="of:=[Fluoro.F206]" office:value-type="float" office:value="0" calcext:value-type="float">
            <text:p>0.00</text:p>
          </table:table-cell>
          <table:table-cell table:style-name="ce625" table:formula="of:=IF([Fluoro.G206]=&quot;&quot;;&quot;&quot;;[Fluoro.G206]*0.1145)" office:value-type="float" office:value="0" calcext:value-type="float">
            <text:p>0.00</text:p>
          </table:table-cell>
          <table:table-cell table:style-name="ce514" table:formula="of:=[Fluoro.H206]" office:value-type="float" office:value="0" calcext:value-type="float">
            <text:p>0.00</text:p>
          </table:table-cell>
          <table:table-cell table:style-name="ce530" table:formula="of:=[Fluoro.I206]" office:value-type="float" office:value="0" calcext:value-type="float">
            <text:p>0.00</text:p>
          </table:table-cell>
          <table:table-cell table:style-name="ce625" table:formula="of:=IF([Fluoro.J206]=&quot;&quot;;&quot;&quot;;[Fluoro.J206]*0.1145)" office:value-type="float" office:value="0" calcext:value-type="float">
            <text:p>0.00</text:p>
          </table:table-cell>
          <table:table-cell table:style-name="ce514" table:formula="of:=[Fluoro.K206]" office:value-type="float" office:value="0" calcext:value-type="float">
            <text:p>0.00</text:p>
          </table:table-cell>
          <table:table-cell table:style-name="ce530" table:formula="of:=[Fluoro.L206]" office:value-type="float" office:value="0" calcext:value-type="float">
            <text:p>0.00</text:p>
          </table:table-cell>
          <table:table-cell table:style-name="ce697" table:formula="of:=IF([Fluoro.M206]=&quot;&quot;;&quot;&quot;;[Fluoro.M20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518" table:formula="of:=[Fluoro.D207]" office:value-type="float" office:value="30" calcext:value-type="float">
            <text:p>30.00</text:p>
          </table:table-cell>
          <table:table-cell table:style-name="ce515" table:formula="of:=[Fluoro.E207]" office:value-type="float" office:value="0" calcext:value-type="float">
            <text:p>0.00</text:p>
          </table:table-cell>
          <table:table-cell table:style-name="ce539" table:formula="of:=[Fluoro.F207]" office:value-type="float" office:value="0" calcext:value-type="float">
            <text:p>0.00</text:p>
          </table:table-cell>
          <table:table-cell table:style-name="ce626" table:formula="of:=IF([Fluoro.G207]=&quot;&quot;;&quot;&quot;;[Fluoro.G207]*0.1145)" office:value-type="float" office:value="0" calcext:value-type="float">
            <text:p>0.00</text:p>
          </table:table-cell>
          <table:table-cell table:style-name="ce515" table:formula="of:=[Fluoro.H207]" office:value-type="float" office:value="0" calcext:value-type="float">
            <text:p>0.00</text:p>
          </table:table-cell>
          <table:table-cell table:style-name="ce539" table:formula="of:=[Fluoro.I207]" office:value-type="float" office:value="0" calcext:value-type="float">
            <text:p>0.00</text:p>
          </table:table-cell>
          <table:table-cell table:style-name="ce626" table:formula="of:=IF([Fluoro.J207]=&quot;&quot;;&quot;&quot;;[Fluoro.J207]*0.1145)" office:value-type="float" office:value="0" calcext:value-type="float">
            <text:p>0.00</text:p>
          </table:table-cell>
          <table:table-cell table:style-name="ce515" table:formula="of:=[Fluoro.K207]" office:value-type="float" office:value="0" calcext:value-type="float">
            <text:p>0.00</text:p>
          </table:table-cell>
          <table:table-cell table:style-name="ce539" table:formula="of:=[Fluoro.L207]" office:value-type="float" office:value="0" calcext:value-type="float">
            <text:p>0.00</text:p>
          </table:table-cell>
          <table:table-cell table:style-name="ce698" table:formula="of:=IF([Fluoro.M207]=&quot;&quot;;&quot;&quot;;[Fluoro.M20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8]" office:value-type="float" office:value="10" calcext:value-type="float">
            <text:p>10.00</text:p>
          </table:table-cell>
          <table:table-cell table:style-name="ce513" table:formula="of:=[Fluoro.E208]" office:value-type="float" office:value="0" calcext:value-type="float">
            <text:p>0.00</text:p>
          </table:table-cell>
          <table:table-cell table:style-name="ce538" table:formula="of:=[Fluoro.F208]" office:value-type="float" office:value="0" calcext:value-type="float">
            <text:p>0.00</text:p>
          </table:table-cell>
          <table:table-cell table:style-name="ce624" table:formula="of:=IF([Fluoro.G208]=&quot;&quot;;&quot;&quot;;[Fluoro.G208]*0.1145)" office:value-type="float" office:value="0" calcext:value-type="float">
            <text:p>0.00</text:p>
          </table:table-cell>
          <table:table-cell table:style-name="ce513" table:formula="of:=[Fluoro.H208]" office:value-type="float" office:value="0" calcext:value-type="float">
            <text:p>0.00</text:p>
          </table:table-cell>
          <table:table-cell table:style-name="ce538" table:formula="of:=[Fluoro.I208]" office:value-type="float" office:value="0" calcext:value-type="float">
            <text:p>0.00</text:p>
          </table:table-cell>
          <table:table-cell table:style-name="ce624" table:formula="of:=IF([Fluoro.J208]=&quot;&quot;;&quot;&quot;;[Fluoro.J208]*0.1145)" office:value-type="float" office:value="0" calcext:value-type="float">
            <text:p>0.00</text:p>
          </table:table-cell>
          <table:table-cell table:style-name="ce513" table:formula="of:=[Fluoro.K208]" office:value-type="float" office:value="0" calcext:value-type="float">
            <text:p>0.00</text:p>
          </table:table-cell>
          <table:table-cell table:style-name="ce538" table:formula="of:=[Fluoro.L208]" office:value-type="float" office:value="0" calcext:value-type="float">
            <text:p>0.00</text:p>
          </table:table-cell>
          <table:table-cell table:style-name="ce696" table:formula="of:=IF([Fluoro.M208]=&quot;&quot;;&quot;&quot;;[Fluoro.M20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517" table:formula="of:=[Fluoro.D209]" office:value-type="float" office:value="20" calcext:value-type="float">
            <text:p>20.00</text:p>
          </table:table-cell>
          <table:table-cell table:style-name="ce514" table:formula="of:=[Fluoro.E209]" office:value-type="float" office:value="0" calcext:value-type="float">
            <text:p>0.00</text:p>
          </table:table-cell>
          <table:table-cell table:style-name="ce530" table:formula="of:=[Fluoro.F209]" office:value-type="float" office:value="0" calcext:value-type="float">
            <text:p>0.00</text:p>
          </table:table-cell>
          <table:table-cell table:style-name="ce625" table:formula="of:=IF([Fluoro.G209]=&quot;&quot;;&quot;&quot;;[Fluoro.G209]*0.1145)" office:value-type="float" office:value="0" calcext:value-type="float">
            <text:p>0.00</text:p>
          </table:table-cell>
          <table:table-cell table:style-name="ce514" table:formula="of:=[Fluoro.H209]" office:value-type="float" office:value="0" calcext:value-type="float">
            <text:p>0.00</text:p>
          </table:table-cell>
          <table:table-cell table:style-name="ce530" table:formula="of:=[Fluoro.I209]" office:value-type="float" office:value="0" calcext:value-type="float">
            <text:p>0.00</text:p>
          </table:table-cell>
          <table:table-cell table:style-name="ce625" table:formula="of:=IF([Fluoro.J209]=&quot;&quot;;&quot;&quot;;[Fluoro.J209]*0.1145)" office:value-type="float" office:value="0" calcext:value-type="float">
            <text:p>0.00</text:p>
          </table:table-cell>
          <table:table-cell table:style-name="ce514" table:formula="of:=[Fluoro.K209]" office:value-type="float" office:value="0" calcext:value-type="float">
            <text:p>0.00</text:p>
          </table:table-cell>
          <table:table-cell table:style-name="ce530" table:formula="of:=[Fluoro.L209]" office:value-type="float" office:value="0" calcext:value-type="float">
            <text:p>0.00</text:p>
          </table:table-cell>
          <table:table-cell table:style-name="ce697" table:formula="of:=IF([Fluoro.M209]=&quot;&quot;;&quot;&quot;;[Fluoro.M20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518" table:formula="of:=[Fluoro.D210]" office:value-type="float" office:value="30" calcext:value-type="float">
            <text:p>30.00</text:p>
          </table:table-cell>
          <table:table-cell table:style-name="ce515" table:formula="of:=[Fluoro.E210]" office:value-type="float" office:value="0" calcext:value-type="float">
            <text:p>0.00</text:p>
          </table:table-cell>
          <table:table-cell table:style-name="ce539" table:formula="of:=[Fluoro.F210]" office:value-type="float" office:value="0" calcext:value-type="float">
            <text:p>0.00</text:p>
          </table:table-cell>
          <table:table-cell table:style-name="ce626" table:formula="of:=IF([Fluoro.G210]=&quot;&quot;;&quot;&quot;;[Fluoro.G210]*0.1145)" office:value-type="float" office:value="0" calcext:value-type="float">
            <text:p>0.00</text:p>
          </table:table-cell>
          <table:table-cell table:style-name="ce515" table:formula="of:=[Fluoro.H210]" office:value-type="float" office:value="0" calcext:value-type="float">
            <text:p>0.00</text:p>
          </table:table-cell>
          <table:table-cell table:style-name="ce539" table:formula="of:=[Fluoro.I210]" office:value-type="float" office:value="0" calcext:value-type="float">
            <text:p>0.00</text:p>
          </table:table-cell>
          <table:table-cell table:style-name="ce626" table:formula="of:=IF([Fluoro.J210]=&quot;&quot;;&quot;&quot;;[Fluoro.J210]*0.1145)" office:value-type="float" office:value="0" calcext:value-type="float">
            <text:p>0.00</text:p>
          </table:table-cell>
          <table:table-cell table:style-name="ce515" table:formula="of:=[Fluoro.K210]" office:value-type="float" office:value="0" calcext:value-type="float">
            <text:p>0.00</text:p>
          </table:table-cell>
          <table:table-cell table:style-name="ce539" table:formula="of:=[Fluoro.L210]" office:value-type="float" office:value="0" calcext:value-type="float">
            <text:p>0.00</text:p>
          </table:table-cell>
          <table:table-cell table:style-name="ce698" table:formula="of:=IF([Fluoro.M210]=&quot;&quot;;&quot;&quot;;[Fluoro.M21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1]" office:value-type="float" office:value="10" calcext:value-type="float">
            <text:p>10.00</text:p>
          </table:table-cell>
          <table:table-cell table:style-name="ce513" table:formula="of:=[Fluoro.E211]" office:value-type="float" office:value="0" calcext:value-type="float">
            <text:p>0.00</text:p>
          </table:table-cell>
          <table:table-cell table:style-name="ce538" table:formula="of:=[Fluoro.F211]" office:value-type="float" office:value="0" calcext:value-type="float">
            <text:p>0.00</text:p>
          </table:table-cell>
          <table:table-cell table:style-name="ce624" table:formula="of:=IF([Fluoro.G211]=&quot;&quot;;&quot;&quot;;[Fluoro.G211]*0.1145)" office:value-type="float" office:value="0" calcext:value-type="float">
            <text:p>0.00</text:p>
          </table:table-cell>
          <table:table-cell table:style-name="ce513" table:formula="of:=[Fluoro.H211]" office:value-type="float" office:value="0" calcext:value-type="float">
            <text:p>0.00</text:p>
          </table:table-cell>
          <table:table-cell table:style-name="ce538" table:formula="of:=[Fluoro.I211]" office:value-type="float" office:value="0" calcext:value-type="float">
            <text:p>0.00</text:p>
          </table:table-cell>
          <table:table-cell table:style-name="ce624" table:formula="of:=IF([Fluoro.J211]=&quot;&quot;;&quot;&quot;;[Fluoro.J211]*0.1145)" office:value-type="float" office:value="0" calcext:value-type="float">
            <text:p>0.00</text:p>
          </table:table-cell>
          <table:table-cell table:style-name="ce513" table:formula="of:=[Fluoro.K211]" office:value-type="float" office:value="0" calcext:value-type="float">
            <text:p>0.00</text:p>
          </table:table-cell>
          <table:table-cell table:style-name="ce538" table:formula="of:=[Fluoro.L211]" office:value-type="float" office:value="0" calcext:value-type="float">
            <text:p>0.00</text:p>
          </table:table-cell>
          <table:table-cell table:style-name="ce696" table:formula="of:=IF([Fluoro.M211]=&quot;&quot;;&quot;&quot;;[Fluoro.M21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517" table:formula="of:=[Fluoro.D212]" office:value-type="float" office:value="20" calcext:value-type="float">
            <text:p>20.00</text:p>
          </table:table-cell>
          <table:table-cell table:style-name="ce514" table:formula="of:=[Fluoro.E212]" office:value-type="float" office:value="0" calcext:value-type="float">
            <text:p>0.00</text:p>
          </table:table-cell>
          <table:table-cell table:style-name="ce530" table:formula="of:=[Fluoro.F212]" office:value-type="float" office:value="0" calcext:value-type="float">
            <text:p>0.00</text:p>
          </table:table-cell>
          <table:table-cell table:style-name="ce625" table:formula="of:=IF([Fluoro.G212]=&quot;&quot;;&quot;&quot;;[Fluoro.G212]*0.1145)" office:value-type="float" office:value="0" calcext:value-type="float">
            <text:p>0.00</text:p>
          </table:table-cell>
          <table:table-cell table:style-name="ce514" table:formula="of:=[Fluoro.H212]" office:value-type="float" office:value="0" calcext:value-type="float">
            <text:p>0.00</text:p>
          </table:table-cell>
          <table:table-cell table:style-name="ce530" table:formula="of:=[Fluoro.I212]" office:value-type="float" office:value="0" calcext:value-type="float">
            <text:p>0.00</text:p>
          </table:table-cell>
          <table:table-cell table:style-name="ce625" table:formula="of:=IF([Fluoro.J212]=&quot;&quot;;&quot;&quot;;[Fluoro.J212]*0.1145)" office:value-type="float" office:value="0" calcext:value-type="float">
            <text:p>0.00</text:p>
          </table:table-cell>
          <table:table-cell table:style-name="ce514" table:formula="of:=[Fluoro.K212]" office:value-type="float" office:value="0" calcext:value-type="float">
            <text:p>0.00</text:p>
          </table:table-cell>
          <table:table-cell table:style-name="ce530" table:formula="of:=[Fluoro.L212]" office:value-type="float" office:value="0" calcext:value-type="float">
            <text:p>0.00</text:p>
          </table:table-cell>
          <table:table-cell table:style-name="ce697" table:formula="of:=IF([Fluoro.M212]=&quot;&quot;;&quot;&quot;;[Fluoro.M21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518" table:formula="of:=[Fluoro.D213]" office:value-type="float" office:value="30" calcext:value-type="float">
            <text:p>30.00</text:p>
          </table:table-cell>
          <table:table-cell table:style-name="ce515" table:formula="of:=[Fluoro.E213]" office:value-type="float" office:value="0" calcext:value-type="float">
            <text:p>0.00</text:p>
          </table:table-cell>
          <table:table-cell table:style-name="ce539" table:formula="of:=[Fluoro.F213]" office:value-type="float" office:value="0" calcext:value-type="float">
            <text:p>0.00</text:p>
          </table:table-cell>
          <table:table-cell table:style-name="ce626" table:formula="of:=IF([Fluoro.G213]=&quot;&quot;;&quot;&quot;;[Fluoro.G213]*0.1145)" office:value-type="float" office:value="0" calcext:value-type="float">
            <text:p>0.00</text:p>
          </table:table-cell>
          <table:table-cell table:style-name="ce515" table:formula="of:=[Fluoro.H213]" office:value-type="float" office:value="0" calcext:value-type="float">
            <text:p>0.00</text:p>
          </table:table-cell>
          <table:table-cell table:style-name="ce539" table:formula="of:=[Fluoro.I213]" office:value-type="float" office:value="0" calcext:value-type="float">
            <text:p>0.00</text:p>
          </table:table-cell>
          <table:table-cell table:style-name="ce626" table:formula="of:=IF([Fluoro.J213]=&quot;&quot;;&quot;&quot;;[Fluoro.J213]*0.1145)" office:value-type="float" office:value="0" calcext:value-type="float">
            <text:p>0.00</text:p>
          </table:table-cell>
          <table:table-cell table:style-name="ce515" table:formula="of:=[Fluoro.K213]" office:value-type="float" office:value="0" calcext:value-type="float">
            <text:p>0.00</text:p>
          </table:table-cell>
          <table:table-cell table:style-name="ce539" table:formula="of:=[Fluoro.L213]" office:value-type="float" office:value="0" calcext:value-type="float">
            <text:p>0.00</text:p>
          </table:table-cell>
          <table:table-cell table:style-name="ce698" table:formula="of:=IF([Fluoro.M213]=&quot;&quot;;&quot;&quot;;[Fluoro.M21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4]" office:value-type="float" office:value="10" calcext:value-type="float">
            <text:p>10.00</text:p>
          </table:table-cell>
          <table:table-cell table:style-name="ce513" table:formula="of:=[Fluoro.E214]" office:value-type="float" office:value="0" calcext:value-type="float">
            <text:p>0.00</text:p>
          </table:table-cell>
          <table:table-cell table:style-name="ce538" table:formula="of:=[Fluoro.F214]" office:value-type="float" office:value="0" calcext:value-type="float">
            <text:p>0.00</text:p>
          </table:table-cell>
          <table:table-cell table:style-name="ce624" table:formula="of:=IF([Fluoro.G214]=&quot;&quot;;&quot;&quot;;[Fluoro.G214]*0.1145)" office:value-type="float" office:value="0" calcext:value-type="float">
            <text:p>0.00</text:p>
          </table:table-cell>
          <table:table-cell table:style-name="ce513" table:formula="of:=[Fluoro.H214]" office:value-type="float" office:value="0" calcext:value-type="float">
            <text:p>0.00</text:p>
          </table:table-cell>
          <table:table-cell table:style-name="ce538" table:formula="of:=[Fluoro.I214]" office:value-type="float" office:value="0" calcext:value-type="float">
            <text:p>0.00</text:p>
          </table:table-cell>
          <table:table-cell table:style-name="ce624" table:formula="of:=IF([Fluoro.J214]=&quot;&quot;;&quot;&quot;;[Fluoro.J214]*0.1145)" office:value-type="float" office:value="0" calcext:value-type="float">
            <text:p>0.00</text:p>
          </table:table-cell>
          <table:table-cell table:style-name="ce513" table:formula="of:=[Fluoro.K214]" office:value-type="float" office:value="0" calcext:value-type="float">
            <text:p>0.00</text:p>
          </table:table-cell>
          <table:table-cell table:style-name="ce538" table:formula="of:=[Fluoro.L214]" office:value-type="float" office:value="0" calcext:value-type="float">
            <text:p>0.00</text:p>
          </table:table-cell>
          <table:table-cell table:style-name="ce696" table:formula="of:=IF([Fluoro.M214]=&quot;&quot;;&quot;&quot;;[Fluoro.M21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517" table:formula="of:=[Fluoro.D215]" office:value-type="float" office:value="20" calcext:value-type="float">
            <text:p>20.00</text:p>
          </table:table-cell>
          <table:table-cell table:style-name="ce514" table:formula="of:=[Fluoro.E215]" office:value-type="float" office:value="0" calcext:value-type="float">
            <text:p>0.00</text:p>
          </table:table-cell>
          <table:table-cell table:style-name="ce530" table:formula="of:=[Fluoro.F215]" office:value-type="float" office:value="0" calcext:value-type="float">
            <text:p>0.00</text:p>
          </table:table-cell>
          <table:table-cell table:style-name="ce625" table:formula="of:=IF([Fluoro.G215]=&quot;&quot;;&quot;&quot;;[Fluoro.G215]*0.1145)" office:value-type="float" office:value="0" calcext:value-type="float">
            <text:p>0.00</text:p>
          </table:table-cell>
          <table:table-cell table:style-name="ce514" table:formula="of:=[Fluoro.H215]" office:value-type="float" office:value="0" calcext:value-type="float">
            <text:p>0.00</text:p>
          </table:table-cell>
          <table:table-cell table:style-name="ce530" table:formula="of:=[Fluoro.I215]" office:value-type="float" office:value="0" calcext:value-type="float">
            <text:p>0.00</text:p>
          </table:table-cell>
          <table:table-cell table:style-name="ce625" table:formula="of:=IF([Fluoro.J215]=&quot;&quot;;&quot;&quot;;[Fluoro.J215]*0.1145)" office:value-type="float" office:value="0" calcext:value-type="float">
            <text:p>0.00</text:p>
          </table:table-cell>
          <table:table-cell table:style-name="ce514" table:formula="of:=[Fluoro.K215]" office:value-type="float" office:value="0" calcext:value-type="float">
            <text:p>0.00</text:p>
          </table:table-cell>
          <table:table-cell table:style-name="ce530" table:formula="of:=[Fluoro.L215]" office:value-type="float" office:value="0" calcext:value-type="float">
            <text:p>0.00</text:p>
          </table:table-cell>
          <table:table-cell table:style-name="ce697" table:formula="of:=IF([Fluoro.M215]=&quot;&quot;;&quot;&quot;;[Fluoro.M21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518" table:formula="of:=[Fluoro.D216]" office:value-type="float" office:value="30" calcext:value-type="float">
            <text:p>30.00</text:p>
          </table:table-cell>
          <table:table-cell table:style-name="ce515" table:formula="of:=[Fluoro.E216]" office:value-type="float" office:value="0" calcext:value-type="float">
            <text:p>0.00</text:p>
          </table:table-cell>
          <table:table-cell table:style-name="ce539" table:formula="of:=[Fluoro.F216]" office:value-type="float" office:value="0" calcext:value-type="float">
            <text:p>0.00</text:p>
          </table:table-cell>
          <table:table-cell table:style-name="ce626" table:formula="of:=IF([Fluoro.G216]=&quot;&quot;;&quot;&quot;;[Fluoro.G216]*0.1145)" office:value-type="float" office:value="0" calcext:value-type="float">
            <text:p>0.00</text:p>
          </table:table-cell>
          <table:table-cell table:style-name="ce515" table:formula="of:=[Fluoro.H216]" office:value-type="float" office:value="0" calcext:value-type="float">
            <text:p>0.00</text:p>
          </table:table-cell>
          <table:table-cell table:style-name="ce539" table:formula="of:=[Fluoro.I216]" office:value-type="float" office:value="0" calcext:value-type="float">
            <text:p>0.00</text:p>
          </table:table-cell>
          <table:table-cell table:style-name="ce626" table:formula="of:=IF([Fluoro.J216]=&quot;&quot;;&quot;&quot;;[Fluoro.J216]*0.1145)" office:value-type="float" office:value="0" calcext:value-type="float">
            <text:p>0.00</text:p>
          </table:table-cell>
          <table:table-cell table:style-name="ce515" table:formula="of:=[Fluoro.K216]" office:value-type="float" office:value="0" calcext:value-type="float">
            <text:p>0.00</text:p>
          </table:table-cell>
          <table:table-cell table:style-name="ce539" table:formula="of:=[Fluoro.L216]" office:value-type="float" office:value="0" calcext:value-type="float">
            <text:p>0.00</text:p>
          </table:table-cell>
          <table:table-cell table:style-name="ce698" table:formula="of:=IF([Fluoro.M216]=&quot;&quot;;&quot;&quot;;[Fluoro.M21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7]" office:value-type="float" office:value="10" calcext:value-type="float">
            <text:p>10.00</text:p>
          </table:table-cell>
          <table:table-cell table:style-name="ce513" table:formula="of:=[Fluoro.E217]" office:value-type="float" office:value="0" calcext:value-type="float">
            <text:p>0.00</text:p>
          </table:table-cell>
          <table:table-cell table:style-name="ce538" table:formula="of:=[Fluoro.F217]" office:value-type="float" office:value="0" calcext:value-type="float">
            <text:p>0.00</text:p>
          </table:table-cell>
          <table:table-cell table:style-name="ce624" table:formula="of:=IF([Fluoro.G217]=&quot;&quot;;&quot;&quot;;[Fluoro.G217]*0.1145)" office:value-type="float" office:value="0" calcext:value-type="float">
            <text:p>0.00</text:p>
          </table:table-cell>
          <table:table-cell table:style-name="ce513" table:formula="of:=[Fluoro.H217]" office:value-type="float" office:value="0" calcext:value-type="float">
            <text:p>0.00</text:p>
          </table:table-cell>
          <table:table-cell table:style-name="ce538" table:formula="of:=[Fluoro.I217]" office:value-type="float" office:value="0" calcext:value-type="float">
            <text:p>0.00</text:p>
          </table:table-cell>
          <table:table-cell table:style-name="ce624" table:formula="of:=IF([Fluoro.J217]=&quot;&quot;;&quot;&quot;;[Fluoro.J217]*0.1145)" office:value-type="float" office:value="0" calcext:value-type="float">
            <text:p>0.00</text:p>
          </table:table-cell>
          <table:table-cell table:style-name="ce513" table:formula="of:=[Fluoro.K217]" office:value-type="float" office:value="0" calcext:value-type="float">
            <text:p>0.00</text:p>
          </table:table-cell>
          <table:table-cell table:style-name="ce538" table:formula="of:=[Fluoro.L217]" office:value-type="float" office:value="0" calcext:value-type="float">
            <text:p>0.00</text:p>
          </table:table-cell>
          <table:table-cell table:style-name="ce696" table:formula="of:=IF([Fluoro.M217]=&quot;&quot;;&quot;&quot;;[Fluoro.M21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517" table:formula="of:=[Fluoro.D218]" office:value-type="float" office:value="20" calcext:value-type="float">
            <text:p>20.00</text:p>
          </table:table-cell>
          <table:table-cell table:style-name="ce514" table:formula="of:=[Fluoro.E218]" office:value-type="float" office:value="0" calcext:value-type="float">
            <text:p>0.00</text:p>
          </table:table-cell>
          <table:table-cell table:style-name="ce530" table:formula="of:=[Fluoro.F218]" office:value-type="float" office:value="0" calcext:value-type="float">
            <text:p>0.00</text:p>
          </table:table-cell>
          <table:table-cell table:style-name="ce625" table:formula="of:=IF([Fluoro.G218]=&quot;&quot;;&quot;&quot;;[Fluoro.G218]*0.1145)" office:value-type="float" office:value="0" calcext:value-type="float">
            <text:p>0.00</text:p>
          </table:table-cell>
          <table:table-cell table:style-name="ce514" table:formula="of:=[Fluoro.H218]" office:value-type="float" office:value="0" calcext:value-type="float">
            <text:p>0.00</text:p>
          </table:table-cell>
          <table:table-cell table:style-name="ce530" table:formula="of:=[Fluoro.I218]" office:value-type="float" office:value="0" calcext:value-type="float">
            <text:p>0.00</text:p>
          </table:table-cell>
          <table:table-cell table:style-name="ce625" table:formula="of:=IF([Fluoro.J218]=&quot;&quot;;&quot;&quot;;[Fluoro.J218]*0.1145)" office:value-type="float" office:value="0" calcext:value-type="float">
            <text:p>0.00</text:p>
          </table:table-cell>
          <table:table-cell table:style-name="ce514" table:formula="of:=[Fluoro.K218]" office:value-type="float" office:value="0" calcext:value-type="float">
            <text:p>0.00</text:p>
          </table:table-cell>
          <table:table-cell table:style-name="ce530" table:formula="of:=[Fluoro.L218]" office:value-type="float" office:value="0" calcext:value-type="float">
            <text:p>0.00</text:p>
          </table:table-cell>
          <table:table-cell table:style-name="ce697" table:formula="of:=IF([Fluoro.M218]=&quot;&quot;;&quot;&quot;;[Fluoro.M21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518" table:formula="of:=[Fluoro.D219]" office:value-type="float" office:value="30" calcext:value-type="float">
            <text:p>30.00</text:p>
          </table:table-cell>
          <table:table-cell table:style-name="ce515" table:formula="of:=[Fluoro.E219]" office:value-type="float" office:value="0" calcext:value-type="float">
            <text:p>0.00</text:p>
          </table:table-cell>
          <table:table-cell table:style-name="ce539" table:formula="of:=[Fluoro.F219]" office:value-type="float" office:value="0" calcext:value-type="float">
            <text:p>0.00</text:p>
          </table:table-cell>
          <table:table-cell table:style-name="ce626" table:formula="of:=IF([Fluoro.G219]=&quot;&quot;;&quot;&quot;;[Fluoro.G219]*0.1145)" office:value-type="float" office:value="0" calcext:value-type="float">
            <text:p>0.00</text:p>
          </table:table-cell>
          <table:table-cell table:style-name="ce515" table:formula="of:=[Fluoro.H219]" office:value-type="float" office:value="0" calcext:value-type="float">
            <text:p>0.00</text:p>
          </table:table-cell>
          <table:table-cell table:style-name="ce539" table:formula="of:=[Fluoro.I219]" office:value-type="float" office:value="0" calcext:value-type="float">
            <text:p>0.00</text:p>
          </table:table-cell>
          <table:table-cell table:style-name="ce626" table:formula="of:=IF([Fluoro.J219]=&quot;&quot;;&quot;&quot;;[Fluoro.J219]*0.1145)" office:value-type="float" office:value="0" calcext:value-type="float">
            <text:p>0.00</text:p>
          </table:table-cell>
          <table:table-cell table:style-name="ce515" table:formula="of:=[Fluoro.K219]" office:value-type="float" office:value="0" calcext:value-type="float">
            <text:p>0.00</text:p>
          </table:table-cell>
          <table:table-cell table:style-name="ce539" table:formula="of:=[Fluoro.L219]" office:value-type="float" office:value="0" calcext:value-type="float">
            <text:p>0.00</text:p>
          </table:table-cell>
          <table:table-cell table:style-name="ce698" table:formula="of:=IF([Fluoro.M219]=&quot;&quot;;&quot;&quot;;[Fluoro.M21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20]" office:value-type="string" office:string-value="max" calcext:value-type="string">
            <text:p>max</text:p>
          </table:table-cell>
          <table:table-cell table:style-name="ce572" table:formula="of:=[Fluoro.E220]" office:value-type="float" office:value="0" calcext:value-type="float">
            <text:p>0.00</text:p>
          </table:table-cell>
          <table:table-cell table:style-name="ce610" table:formula="of:=[Fluoro.F220]" office:value-type="float" office:value="0" calcext:value-type="float">
            <text:p>0.00</text:p>
          </table:table-cell>
          <table:table-cell table:style-name="ce627" table:formula="of:=IF([Fluoro.G220]=&quot;&quot;;&quot;&quot;;[Fluoro.G220]*0.1145)" office:value-type="float" office:value="0" calcext:value-type="float">
            <text:p>0.00</text:p>
          </table:table-cell>
          <table:table-cell table:style-name="ce572" table:formula="of:=[Fluoro.H220]" office:value-type="float" office:value="0" calcext:value-type="float">
            <text:p>0.00</text:p>
          </table:table-cell>
          <table:table-cell table:style-name="ce610" table:formula="of:=[Fluoro.I220]" office:value-type="float" office:value="0" calcext:value-type="float">
            <text:p>0.00</text:p>
          </table:table-cell>
          <table:table-cell table:style-name="ce627" table:formula="of:=IF([Fluoro.J220]=&quot;&quot;;&quot;&quot;;[Fluoro.J220]*0.1145)" office:value-type="float" office:value="0" calcext:value-type="float">
            <text:p>0.00</text:p>
          </table:table-cell>
          <table:table-cell table:style-name="ce681" table:formula="of:=[Fluoro.K220]" office:value-type="float" office:value="0" calcext:value-type="float">
            <text:p>0.00</text:p>
          </table:table-cell>
          <table:table-cell table:style-name="ce684" table:formula="of:=[Fluoro.L220]" office:value-type="float" office:value="0" calcext:value-type="float">
            <text:p>0.00</text:p>
          </table:table-cell>
          <table:table-cell table:style-name="ce699" table:formula="of:=IF([Fluoro.M220]=&quot;&quot;;&quot;&quot;;[Fluoro.M22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22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22]" office:value-type="string" office:string-value="Acceptable:" calcext:value-type="string">
            <text:p>Acceptable:</text:p>
          </table:table-cell>
          <table:table-cell table:style-name="ce628" table:formula="of:=[Fluoro.G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22]" office:value-type="string" office:string-value="Acceptable:" calcext:value-type="string">
            <text:p>Acceptable:</text:p>
          </table:table-cell>
          <table:table-cell table:style-name="ce628" table:formula="of:=[Fluoro.J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22]" office:value-type="string" office:string-value="Acceptable:" calcext:value-type="string">
            <text:p>Acceptable:</text:p>
          </table:table-cell>
          <table:table-cell table:style-name="ce700" table:formula="of:=[Fluoro.M222]" office:value-type="string" office:string-value="YES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27]" office:value-type="string" office:string-value="Criteria:" calcext:value-type="string">
            <text:p>Criteria:</text:p>
          </table:table-cell>
          <table:table-cell table:style-name="ce573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29]" office:value-type="string" office:string-value="Comments:" calcext:value-type="string">
            <text:p>Comments:</text:p>
          </table:table-cell>
          <table:table-cell table:style-name="ce536" table:formula="of:=[Fluoro.D229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3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3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235]" office:value-type="string" office:string-value="Dose" calcext:value-type="string">
            <text:p>Dose</text:p>
          </table:table-cell>
          <table:table-cell table:style-name="ce97" table:formula="of:=[Fluoro.D235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236]" office:value-type="string" office:string-value="Level" calcext:value-type="string">
            <text:p>Level</text:p>
          </table:table-cell>
          <table:table-cell table:style-name="ce97" table:formula="of:=[Fluoro.D236]" office:value-type="string" office:string-value="Size (cm)" calcext:value-type="string">
            <text:p>Size (cm)</text:p>
          </table:table-cell>
          <table:table-cell table:style-name="ce97" table:formula="of:=[Fluoro.E236]" office:value-type="string" office:string-value="kVp" calcext:value-type="string">
            <text:p>kVp</text:p>
          </table:table-cell>
          <table:table-cell table:style-name="ce97" table:formula="of:=[Fluoro.F236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36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237]">
            <text:p/>
          </table:table-cell>
          <table:table-cell table:style-name="ce576" table:formula="of:=[Fluoro.E237]">
            <text:p/>
          </table:table-cell>
          <table:table-cell table:style-name="ce576" table:formula="of:=[Fluoro.F237]">
            <text:p/>
          </table:table-cell>
          <table:table-cell table:style-name="ce649" table:formula="of:=IF([Fluoro.G237]=&quot;&quot;;&quot;&quot;;[Fluoro.G237]*0.1145)">
            <text:p/>
          </table:table-cell>
          <table:table-cell table:style-name="ce649" table:formula="of:=[Fluoro.H237]">
            <text:p/>
          </table:table-cell>
          <table:table-cell table:style-name="ce467"/>
          <table:table-cell table:style-name="ce544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48" table:formula="of:=[Fluoro.D238]">
            <text:p/>
          </table:table-cell>
          <table:table-cell table:style-name="ce577" table:formula="of:=[Fluoro.E238]">
            <text:p/>
          </table:table-cell>
          <table:table-cell table:style-name="ce577" table:formula="of:=[Fluoro.F238]">
            <text:p/>
          </table:table-cell>
          <table:table-cell table:style-name="ce650" table:formula="of:=IF([Fluoro.G238]=&quot;&quot;;&quot;&quot;;[Fluoro.G238]*0.1145)">
            <text:p/>
          </table:table-cell>
          <table:table-cell table:style-name="ce650" table:formula="of:=[Fluoro.H238]">
            <text:p/>
          </table:table-cell>
          <table:table-cell table:style-name="ce467"/>
          <table:table-cell table:style-name="ce544" table:formula="of:=[Fluoro.J238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48" table:formula="of:=[Fluoro.D239]">
            <text:p/>
          </table:table-cell>
          <table:table-cell table:style-name="ce577" table:formula="of:=[Fluoro.E239]">
            <text:p/>
          </table:table-cell>
          <table:table-cell table:style-name="ce577" table:formula="of:=[Fluoro.F239]">
            <text:p/>
          </table:table-cell>
          <table:table-cell table:style-name="ce650" table:formula="of:=IF([Fluoro.G239]=&quot;&quot;;&quot;&quot;;[Fluoro.G239]*0.1145)">
            <text:p/>
          </table:table-cell>
          <table:table-cell table:style-name="ce650" table:formula="of:=[Fluoro.H239]">
            <text:p/>
          </table:table-cell>
          <table:table-cell table:style-name="ce467"/>
          <table:table-cell table:style-name="ce544" table:formula="of:=[Fluoro.J239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9" table:formula="of:=[Fluoro.D240]">
            <text:p/>
          </table:table-cell>
          <table:table-cell table:style-name="ce578" table:formula="of:=[Fluoro.E240]">
            <text:p/>
          </table:table-cell>
          <table:table-cell table:style-name="ce578" table:formula="of:=[Fluoro.F240]">
            <text:p/>
          </table:table-cell>
          <table:table-cell table:style-name="ce651" table:formula="of:=IF([Fluoro.G240]=&quot;&quot;;&quot;&quot;;[Fluoro.G240]*0.1145)">
            <text:p/>
          </table:table-cell>
          <table:table-cell table:style-name="ce651" table:formula="of:=[Fluoro.H24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9" table:formula="of:=[Fluoro.D241]">
            <text:p/>
          </table:table-cell>
          <table:table-cell table:style-name="ce578" table:formula="of:=[Fluoro.E241]">
            <text:p/>
          </table:table-cell>
          <table:table-cell table:style-name="ce578" table:formula="of:=[Fluoro.F241]">
            <text:p/>
          </table:table-cell>
          <table:table-cell table:style-name="ce651" table:formula="of:=IF([Fluoro.G241]=&quot;&quot;;&quot;&quot;;[Fluoro.G241]*0.1145)">
            <text:p/>
          </table:table-cell>
          <table:table-cell table:style-name="ce651" table:formula="of:=[Fluoro.H24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242]" table:number-columns-spanned="1" table:number-rows-spanned="5">
            <text:p/>
          </table:table-cell>
          <table:table-cell table:style-name="ce547" table:formula="of:=[Fluoro.D242]">
            <text:p/>
          </table:table-cell>
          <table:table-cell table:style-name="ce576" table:formula="of:=[Fluoro.E242]">
            <text:p/>
          </table:table-cell>
          <table:table-cell table:style-name="ce576" table:formula="of:=[Fluoro.F242]">
            <text:p/>
          </table:table-cell>
          <table:table-cell table:style-name="ce649" table:formula="of:=IF([Fluoro.G242]=&quot;&quot;;&quot;&quot;;[Fluoro.G242]*0.1145)">
            <text:p/>
          </table:table-cell>
          <table:table-cell table:style-name="ce649" table:formula="of:=[Fluoro.H24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48" table:formula="of:=[Fluoro.D243]">
            <text:p/>
          </table:table-cell>
          <table:table-cell table:style-name="ce577" table:formula="of:=[Fluoro.E243]">
            <text:p/>
          </table:table-cell>
          <table:table-cell table:style-name="ce577" table:formula="of:=[Fluoro.F243]">
            <text:p/>
          </table:table-cell>
          <table:table-cell table:style-name="ce650" table:formula="of:=IF([Fluoro.G243]=&quot;&quot;;&quot;&quot;;[Fluoro.G243]*0.1145)">
            <text:p/>
          </table:table-cell>
          <table:table-cell table:style-name="ce650" table:formula="of:=[Fluoro.H24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48" table:formula="of:=[Fluoro.D244]">
            <text:p/>
          </table:table-cell>
          <table:table-cell table:style-name="ce577" table:formula="of:=[Fluoro.E244]">
            <text:p/>
          </table:table-cell>
          <table:table-cell table:style-name="ce577" table:formula="of:=[Fluoro.F244]">
            <text:p/>
          </table:table-cell>
          <table:table-cell table:style-name="ce650" table:formula="of:=IF([Fluoro.G244]=&quot;&quot;;&quot;&quot;;[Fluoro.G244]*0.1145)">
            <text:p/>
          </table:table-cell>
          <table:table-cell table:style-name="ce650" table:formula="of:=[Fluoro.H24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48" table:formula="of:=[Fluoro.D245]">
            <text:p/>
          </table:table-cell>
          <table:table-cell table:style-name="ce577" table:formula="of:=[Fluoro.E245]">
            <text:p/>
          </table:table-cell>
          <table:table-cell table:style-name="ce577" table:formula="of:=[Fluoro.F245]">
            <text:p/>
          </table:table-cell>
          <table:table-cell table:style-name="ce650" table:formula="of:=IF([Fluoro.G245]=&quot;&quot;;&quot;&quot;;[Fluoro.G245]*0.1145)">
            <text:p/>
          </table:table-cell>
          <table:table-cell table:style-name="ce650" table:formula="of:=[Fluoro.H24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0" table:formula="of:=[Fluoro.D246]">
            <text:p/>
          </table:table-cell>
          <table:table-cell table:style-name="ce579" table:formula="of:=[Fluoro.E246]">
            <text:p/>
          </table:table-cell>
          <table:table-cell table:style-name="ce579" table:formula="of:=[Fluoro.F246]">
            <text:p/>
          </table:table-cell>
          <table:table-cell table:style-name="ce652" table:formula="of:=IF([Fluoro.G246]=&quot;&quot;;&quot;&quot;;[Fluoro.G246]*0.1145)">
            <text:p/>
          </table:table-cell>
          <table:table-cell table:style-name="ce652" table:formula="of:=[Fluoro.H24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247]">
            <text:p/>
          </table:table-cell>
          <table:table-cell table:style-name="ce576" table:formula="of:=[Fluoro.E247]">
            <text:p/>
          </table:table-cell>
          <table:table-cell table:style-name="ce576" table:formula="of:=[Fluoro.F247]">
            <text:p/>
          </table:table-cell>
          <table:table-cell table:style-name="ce649" table:formula="of:=IF([Fluoro.G247]=&quot;&quot;;&quot;&quot;;[Fluoro.G247]*0.1145)">
            <text:p/>
          </table:table-cell>
          <table:table-cell table:style-name="ce649" table:formula="of:=[Fluoro.H24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48" table:formula="of:=[Fluoro.D248]">
            <text:p/>
          </table:table-cell>
          <table:table-cell table:style-name="ce577" table:formula="of:=[Fluoro.E248]">
            <text:p/>
          </table:table-cell>
          <table:table-cell table:style-name="ce577" table:formula="of:=[Fluoro.F248]">
            <text:p/>
          </table:table-cell>
          <table:table-cell table:style-name="ce650" table:formula="of:=IF([Fluoro.G248]=&quot;&quot;;&quot;&quot;;[Fluoro.G248]*0.1145)">
            <text:p/>
          </table:table-cell>
          <table:table-cell table:style-name="ce650" table:formula="of:=[Fluoro.H24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48" table:formula="of:=[Fluoro.D249]">
            <text:p/>
          </table:table-cell>
          <table:table-cell table:style-name="ce577" table:formula="of:=[Fluoro.E249]">
            <text:p/>
          </table:table-cell>
          <table:table-cell table:style-name="ce577" table:formula="of:=[Fluoro.F249]">
            <text:p/>
          </table:table-cell>
          <table:table-cell table:style-name="ce650" table:formula="of:=IF([Fluoro.G249]=&quot;&quot;;&quot;&quot;;[Fluoro.G249]*0.1145)">
            <text:p/>
          </table:table-cell>
          <table:table-cell table:style-name="ce650" table:formula="of:=[Fluoro.H24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48" table:formula="of:=[Fluoro.D250]">
            <text:p/>
          </table:table-cell>
          <table:table-cell table:style-name="ce577" table:formula="of:=[Fluoro.E250]">
            <text:p/>
          </table:table-cell>
          <table:table-cell table:style-name="ce577" table:formula="of:=[Fluoro.F250]">
            <text:p/>
          </table:table-cell>
          <table:table-cell table:style-name="ce650" table:formula="of:=IF([Fluoro.G250]=&quot;&quot;;&quot;&quot;;[Fluoro.G250]*0.1145)">
            <text:p/>
          </table:table-cell>
          <table:table-cell table:style-name="ce650" table:formula="of:=[Fluoro.H25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0" table:formula="of:=[Fluoro.D251]">
            <text:p/>
          </table:table-cell>
          <table:table-cell table:style-name="ce579" table:formula="of:=[Fluoro.E251]">
            <text:p/>
          </table:table-cell>
          <table:table-cell table:style-name="ce579" table:formula="of:=[Fluoro.F251]">
            <text:p/>
          </table:table-cell>
          <table:table-cell table:style-name="ce652" table:formula="of:=IF([Fluoro.G251]=&quot;&quot;;&quot;&quot;;[Fluoro.G251]*0.1145)">
            <text:p/>
          </table:table-cell>
          <table:table-cell table:style-name="ce652" table:formula="of:=[Fluoro.H251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252]" office:value-type="string" office:string-value="Comments:" calcext:value-type="string">
            <text:p>Comments:</text:p>
          </table:table-cell>
          <table:table-cell table:style-name="ce536" table:formula="of:=[Fluoro.D25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25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254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255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256]" office:value-type="string" office:string-value="kVp" calcext:value-type="string">
            <text:p>kVp</text:p>
          </table:table-cell>
          <table:table-cell table:style-name="ce580" table:formula="of:=[Fluoro.F256]" office:value-type="string" office:string-value="mA" calcext:value-type="string">
            <text:p>mA</text:p>
          </table:table-cell>
          <table:table-cell table:style-name="ce580" table:formula="of:=[Fluoro.G256]" office:value-type="string" office:string-value="mGy/min" calcext:value-type="string">
            <text:p>mGy/min</text:p>
          </table:table-cell>
          <table:table-cell table:style-name="ce580" table:formula="of:=[Fluoro.I257]" office:value-type="string" office:string-value="uGy/hr" calcext:value-type="string">
            <text:p>uGy/hr</text:p>
          </table:table-cell>
          <table:table-cell table:style-name="ce580" table:formula="of:=[Fluoro.J257]" office:value-type="string" office:string-value="uGy/hr" calcext:value-type="string">
            <text:p>uGy/hr</text:p>
          </table:table-cell>
          <table:table-cell/>
          <table:table-cell table:style-name="ce670" table:formula="of:=[Fluoro.L256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257]" office:value-type="string" office:string-value="Transmission* @ 10cm" calcext:value-type="string">
            <text:p>Transmission* @ 10cm</text:p>
          </table:table-cell>
          <table:table-cell table:style-name="ce1009" table:formula="of:=[Fluoro.E257]" office:value-type="float" office:value="0" calcext:value-type="float">
            <text:p>0.00</text:p>
          </table:table-cell>
          <table:table-cell table:style-name="ce1009" table:formula="of:=[Fluoro.F257]" office:value-type="float" office:value="0" calcext:value-type="float">
            <text:p>0.00</text:p>
          </table:table-cell>
          <table:table-cell table:style-name="ce653" table:formula="of:=[Fluoro.G257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257]" office:value-type="string" office:string-value="YES" calcext:value-type="string">
            <text:p>YES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258]" office:value-type="string" office:string-value="Eye level" calcext:value-type="string">
            <text:p>Eye level</text:p>
          </table:table-cell>
          <table:table-cell table:style-name="ce1010" table:formula="of:=[Fluoro.E258]" office:value-type="float" office:value="0" calcext:value-type="float">
            <text:p>0.00</text:p>
          </table:table-cell>
          <table:table-cell table:style-name="ce1010" table:formula="of:=[Fluoro.F258]" office:value-type="float" office:value="0" calcext:value-type="float">
            <text:p>0.00</text:p>
          </table:table-cell>
          <table:table-cell table:style-name="ce634"/>
          <table:table-cell table:style-name="ce1010" table:formula="of:=[Fluoro.I258]">
            <text:p/>
          </table:table-cell>
          <table:table-cell table:style-name="ce662" table:formula="of:=[Fluoro.J258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259]" office:value-type="float" office:value="0" calcext:value-type="float">
            <text:p>0.00</text:p>
          </table:covered-table-cell>
          <table:table-cell table:style-name="ce555" table:formula="of:=[Fluoro.D259]" office:value-type="string" office:string-value="Waist level" calcext:value-type="string">
            <text:p>Waist level</text:p>
          </table:table-cell>
          <table:table-cell table:style-name="ce1011" table:formula="of:=[Fluoro.E259]" office:value-type="float" office:value="0" calcext:value-type="float">
            <text:p>0.00</text:p>
          </table:table-cell>
          <table:table-cell table:style-name="ce1011" table:formula="of:=[Fluoro.F259]" office:value-type="float" office:value="0" calcext:value-type="float">
            <text:p>0.00</text:p>
          </table:table-cell>
          <table:table-cell table:style-name="ce635"/>
          <table:table-cell table:style-name="ce1011" table:formula="of:=[Fluoro.I259]">
            <text:p/>
          </table:table-cell>
          <table:table-cell table:style-name="ce1016" table:formula="of:=[Fluoro.J259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260]" office:value-type="string" office:string-value="Comments:" calcext:value-type="string">
            <text:p>Comments:</text:p>
          </table:table-cell>
          <table:table-cell table:style-name="ce536" table:formula="of:=[Fluoro.D260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26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262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263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263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264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264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265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266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266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270]" office:value-type="string" office:string-value="(cm)" calcext:value-type="string">
            <text:p>(cm)</text:p>
          </table:table-cell>
          <table:table-cell table:style-name="ce517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572" table:formula="of:=[Fluoro.K286]" office:value-type="float" office:value="0" calcext:value-type="float">
            <text:p>0.00</text:p>
          </table:table-cell>
          <table:table-cell table:style-name="ce610" table:formula="of:=[Fluoro.L286]" office:value-type="float" office:value="0" calcext:value-type="float">
            <text:p>0.00</text:p>
          </table:table-cell>
          <table:table-cell table:style-name="ce704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288]" office:value-type="string" office:string-value="Comments:" calcext:value-type="string">
            <text:p>Comments:</text:p>
          </table:table-cell>
          <table:table-cell table:style-name="ce536" table:formula="of:=[Fluoro.D28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28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29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298]" office:value-type="string" office:string-value="Dose" calcext:value-type="string">
            <text:p>Dose</text:p>
          </table:table-cell>
          <table:table-cell table:style-name="ce97" table:formula="of:=[Fluoro.D29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299]" office:value-type="string" office:string-value="Level" calcext:value-type="string">
            <text:p>Level</text:p>
          </table:table-cell>
          <table:table-cell table:style-name="ce97" table:formula="of:=[Fluoro.D299]" office:value-type="string" office:string-value="Size (cm)" calcext:value-type="string">
            <text:p>Size (cm)</text:p>
          </table:table-cell>
          <table:table-cell table:style-name="ce97" table:formula="of:=[Fluoro.E299]" office:value-type="string" office:string-value="kVp" calcext:value-type="string">
            <text:p>kVp</text:p>
          </table:table-cell>
          <table:table-cell table:style-name="ce97" table:formula="of:=[Fluoro.F299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99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0]">
            <text:p/>
          </table:table-cell>
          <table:table-cell table:style-name="ce576" table:formula="of:=[Fluoro.E300]">
            <text:p/>
          </table:table-cell>
          <table:table-cell table:style-name="ce576" table:formula="of:=[Fluoro.F300]">
            <text:p/>
          </table:table-cell>
          <table:table-cell table:style-name="ce649" table:formula="of:=IF([Fluoro.G300]=&quot;&quot;;&quot;&quot;;[Fluoro.G300]*0.1145)">
            <text:p/>
          </table:table-cell>
          <table:table-cell table:style-name="ce576" table:formula="of:=[Fluoro.H300]">
            <text:p/>
          </table:table-cell>
          <table:table-cell table:style-name="ce467"/>
          <table:table-cell table:style-name="ce544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48" table:formula="of:=[Fluoro.D301]">
            <text:p/>
          </table:table-cell>
          <table:table-cell table:style-name="ce577" table:formula="of:=[Fluoro.E301]">
            <text:p/>
          </table:table-cell>
          <table:table-cell table:style-name="ce577" table:formula="of:=[Fluoro.F301]">
            <text:p/>
          </table:table-cell>
          <table:table-cell table:style-name="ce650" table:formula="of:=IF([Fluoro.G301]=&quot;&quot;;&quot;&quot;;[Fluoro.G301]*0.1145)">
            <text:p/>
          </table:table-cell>
          <table:table-cell table:style-name="ce577" table:formula="of:=[Fluoro.H301]">
            <text:p/>
          </table:table-cell>
          <table:table-cell table:style-name="ce467"/>
          <table:table-cell table:style-name="ce544" table:formula="of:=[Fluoro.J301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48" table:formula="of:=[Fluoro.D302]">
            <text:p/>
          </table:table-cell>
          <table:table-cell table:style-name="ce577" table:formula="of:=[Fluoro.E302]">
            <text:p/>
          </table:table-cell>
          <table:table-cell table:style-name="ce577" table:formula="of:=[Fluoro.F302]">
            <text:p/>
          </table:table-cell>
          <table:table-cell table:style-name="ce650" table:formula="of:=IF([Fluoro.G302]=&quot;&quot;;&quot;&quot;;[Fluoro.G302]*0.1145)">
            <text:p/>
          </table:table-cell>
          <table:table-cell table:style-name="ce577" table:formula="of:=[Fluoro.H302]">
            <text:p/>
          </table:table-cell>
          <table:table-cell table:style-name="ce467"/>
          <table:table-cell table:style-name="ce544" table:formula="of:=[Fluoro.J302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9" table:formula="of:=[Fluoro.D303]">
            <text:p/>
          </table:table-cell>
          <table:table-cell table:style-name="ce578" table:formula="of:=[Fluoro.E303]">
            <text:p/>
          </table:table-cell>
          <table:table-cell table:style-name="ce578" table:formula="of:=[Fluoro.F303]">
            <text:p/>
          </table:table-cell>
          <table:table-cell table:style-name="ce651" table:formula="of:=IF([Fluoro.G303]=&quot;&quot;;&quot;&quot;;[Fluoro.G303]*0.1145)">
            <text:p/>
          </table:table-cell>
          <table:table-cell table:style-name="ce578" table:formula="of:=[Fluoro.H30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9" table:formula="of:=[Fluoro.D304]">
            <text:p/>
          </table:table-cell>
          <table:table-cell table:style-name="ce578" table:formula="of:=[Fluoro.E304]">
            <text:p/>
          </table:table-cell>
          <table:table-cell table:style-name="ce578" table:formula="of:=[Fluoro.F304]">
            <text:p/>
          </table:table-cell>
          <table:table-cell table:style-name="ce651" table:formula="of:=IF([Fluoro.G304]=&quot;&quot;;&quot;&quot;;[Fluoro.G304]*0.1145)">
            <text:p/>
          </table:table-cell>
          <table:table-cell table:style-name="ce578" table:formula="of:=[Fluoro.H30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05]" table:number-columns-spanned="1" table:number-rows-spanned="5">
            <text:p/>
          </table:table-cell>
          <table:table-cell table:style-name="ce547" table:formula="of:=[Fluoro.D305]">
            <text:p/>
          </table:table-cell>
          <table:table-cell table:style-name="ce576" table:formula="of:=[Fluoro.E305]">
            <text:p/>
          </table:table-cell>
          <table:table-cell table:style-name="ce576" table:formula="of:=[Fluoro.F305]">
            <text:p/>
          </table:table-cell>
          <table:table-cell table:style-name="ce649" table:formula="of:=IF([Fluoro.G305]=&quot;&quot;;&quot;&quot;;[Fluoro.G305]*0.1145)">
            <text:p/>
          </table:table-cell>
          <table:table-cell table:style-name="ce576" table:formula="of:=[Fluoro.H30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8" table:formula="of:=[Fluoro.D306]">
            <text:p/>
          </table:table-cell>
          <table:table-cell table:style-name="ce577" table:formula="of:=[Fluoro.E306]">
            <text:p/>
          </table:table-cell>
          <table:table-cell table:style-name="ce577" table:formula="of:=[Fluoro.F306]">
            <text:p/>
          </table:table-cell>
          <table:table-cell table:style-name="ce650" table:formula="of:=IF([Fluoro.G306]=&quot;&quot;;&quot;&quot;;[Fluoro.G306]*0.1145)">
            <text:p/>
          </table:table-cell>
          <table:table-cell table:style-name="ce577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8" table:formula="of:=[Fluoro.D307]">
            <text:p/>
          </table:table-cell>
          <table:table-cell table:style-name="ce577" table:formula="of:=[Fluoro.E307]">
            <text:p/>
          </table:table-cell>
          <table:table-cell table:style-name="ce577" table:formula="of:=[Fluoro.F307]">
            <text:p/>
          </table:table-cell>
          <table:table-cell table:style-name="ce650" table:formula="of:=IF([Fluoro.G307]=&quot;&quot;;&quot;&quot;;[Fluoro.G307]*0.1145)">
            <text:p/>
          </table:table-cell>
          <table:table-cell table:style-name="ce577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48" table:formula="of:=[Fluoro.D308]">
            <text:p/>
          </table:table-cell>
          <table:table-cell table:style-name="ce577" table:formula="of:=[Fluoro.E308]">
            <text:p/>
          </table:table-cell>
          <table:table-cell table:style-name="ce577" table:formula="of:=[Fluoro.F308]">
            <text:p/>
          </table:table-cell>
          <table:table-cell table:style-name="ce650" table:formula="of:=IF([Fluoro.G308]=&quot;&quot;;&quot;&quot;;[Fluoro.G308]*0.1145)">
            <text:p/>
          </table:table-cell>
          <table:table-cell table:style-name="ce577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0" table:formula="of:=[Fluoro.D309]">
            <text:p/>
          </table:table-cell>
          <table:table-cell table:style-name="ce579" table:formula="of:=[Fluoro.E309]">
            <text:p/>
          </table:table-cell>
          <table:table-cell table:style-name="ce579" table:formula="of:=[Fluoro.F309]">
            <text:p/>
          </table:table-cell>
          <table:table-cell table:style-name="ce652" table:formula="of:=IF([Fluoro.G309]=&quot;&quot;;&quot;&quot;;[Fluoro.G309]*0.1145)">
            <text:p/>
          </table:table-cell>
          <table:table-cell table:style-name="ce579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0]">
            <text:p/>
          </table:table-cell>
          <table:table-cell table:style-name="ce576" table:formula="of:=[Fluoro.E310]">
            <text:p/>
          </table:table-cell>
          <table:table-cell table:style-name="ce576" table:formula="of:=[Fluoro.F310]">
            <text:p/>
          </table:table-cell>
          <table:table-cell table:style-name="ce649" table:formula="of:=IF([Fluoro.G310]=&quot;&quot;;&quot;&quot;;[Fluoro.G310]*0.1145)">
            <text:p/>
          </table:table-cell>
          <table:table-cell table:style-name="ce576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577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48" table:formula="of:=[Fluoro.D312]">
            <text:p/>
          </table:table-cell>
          <table:table-cell table:style-name="ce577" table:formula="of:=[Fluoro.E312]">
            <text:p/>
          </table:table-cell>
          <table:table-cell table:style-name="ce577" table:formula="of:=[Fluoro.F312]">
            <text:p/>
          </table:table-cell>
          <table:table-cell table:style-name="ce650" table:formula="of:=IF([Fluoro.G312]=&quot;&quot;;&quot;&quot;;[Fluoro.G312]*0.1145)">
            <text:p/>
          </table:table-cell>
          <table:table-cell table:style-name="ce577" table:formula="of:=[Fluoro.H312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48" table:formula="of:=[Fluoro.D313]">
            <text:p/>
          </table:table-cell>
          <table:table-cell table:style-name="ce577" table:formula="of:=[Fluoro.E313]">
            <text:p/>
          </table:table-cell>
          <table:table-cell table:style-name="ce577" table:formula="of:=[Fluoro.F313]">
            <text:p/>
          </table:table-cell>
          <table:table-cell table:style-name="ce650" table:formula="of:=IF([Fluoro.G313]=&quot;&quot;;&quot;&quot;;[Fluoro.G313]*0.1145)">
            <text:p/>
          </table:table-cell>
          <table:table-cell table:style-name="ce577" table:formula="of:=[Fluoro.H313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0" table:formula="of:=[Fluoro.D314]">
            <text:p/>
          </table:table-cell>
          <table:table-cell table:style-name="ce579" table:formula="of:=[Fluoro.E314]">
            <text:p/>
          </table:table-cell>
          <table:table-cell table:style-name="ce579" table:formula="of:=[Fluoro.F314]">
            <text:p/>
          </table:table-cell>
          <table:table-cell table:style-name="ce652" table:formula="of:=IF([Fluoro.G314]=&quot;&quot;;&quot;&quot;;[Fluoro.G314]*0.1145)">
            <text:p/>
          </table:table-cell>
          <table:table-cell table:style-name="ce579" table:formula="of:=[Fluoro.H314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15]" office:value-type="string" office:string-value="Comments:" calcext:value-type="string">
            <text:p>Comments:</text:p>
          </table:table-cell>
          <table:table-cell table:style-name="ce536" table:formula="of:=[Fluoro.D31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1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1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21]" office:value-type="string" office:string-value="kVp" calcext:value-type="string">
            <text:p>kVp</text:p>
          </table:table-cell>
          <table:table-cell table:style-name="ce97" table:formula="of:=[Fluoro.F321]" office:value-type="string" office:string-value="mA" calcext:value-type="string">
            <text:p>mA</text:p>
          </table:table-cell>
          <table:table-cell table:style-name="ce97" table:formula="of:=[Fluoro.G321]" office:value-type="string" office:string-value="uGy/hr" calcext:value-type="string">
            <text:p>uGy/hr</text:p>
          </table:table-cell>
          <table:table-cell table:style-name="ce97" table:formula="of:=[Fluoro.H321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22]" office:value-type="string" office:string-value="Eye level" calcext:value-type="string">
            <text:p>Eye level</text:p>
          </table:table-cell>
          <table:table-cell table:style-name="ce636" table:formula="of:=[Fluoro.E322]" office:value-type="float" office:value="0" calcext:value-type="float">
            <text:p>0.00</text:p>
          </table:table-cell>
          <table:table-cell table:style-name="ce636" table:formula="of:=[Fluoro.F322]" office:value-type="float" office:value="0" calcext:value-type="float">
            <text:p>0.00</text:p>
          </table:table-cell>
          <table:table-cell table:style-name="ce636" table:formula="of:=[Fluoro.G322]">
            <text:p/>
          </table:table-cell>
          <table:table-cell table:style-name="ce1013" table:formula="of:=[Fluoro.H322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23]" office:value-type="float" office:value="0" calcext:value-type="float">
            <text:p>0.00</text:p>
          </table:covered-table-cell>
          <table:table-cell table:style-name="ce555" table:formula="of:=[Fluoro.D323]" office:value-type="string" office:string-value="Waist level" calcext:value-type="string">
            <text:p>Waist level</text:p>
          </table:table-cell>
          <table:table-cell table:style-name="ce637" table:formula="of:=[Fluoro.E323]" office:value-type="float" office:value="0" calcext:value-type="float">
            <text:p>0.00</text:p>
          </table:table-cell>
          <table:table-cell table:style-name="ce637" table:formula="of:=[Fluoro.F323]" office:value-type="float" office:value="0" calcext:value-type="float">
            <text:p>0.00</text:p>
          </table:table-cell>
          <table:table-cell table:style-name="ce637" table:formula="of:=[Fluoro.G323]">
            <text:p/>
          </table:table-cell>
          <table:table-cell table:style-name="ce1014" table:formula="of:=[Fluoro.H323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28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53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91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91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91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91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91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91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91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91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91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91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91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91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91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91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91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91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91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91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91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DIV/0!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DIV/0!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DIV/0!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DIV/0!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DIV/0!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DIV/0!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DIV/0!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DIV/0!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DIV/0!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DIV/0!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DIV/0!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DIV/0!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DIV/0!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DIV/0!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DIV/0!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DIV/0!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DIV/0!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DIV/0!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DIV/0!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DIV/0!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DIV/0!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DIV/0!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DIV/0!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DIV/0!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DIV/0!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DIV/0!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DIV/0!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DIV/0!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DIV/0!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DIV/0!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DIV/0!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DIV/0!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91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91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91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91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91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91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91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91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91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91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91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91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91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91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91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91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91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91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91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91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91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91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91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91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91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91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91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91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91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91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91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91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91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91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91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91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91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91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91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91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91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91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91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91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91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91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91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91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91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91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91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91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91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91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91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91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91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91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91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91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91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91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91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91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91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91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91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91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91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91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91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91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91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91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91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91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91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91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91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91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91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91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91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91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91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91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91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91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91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91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91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91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91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91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91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91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53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53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13:02:38.3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10-02T13:02:56.818000000</dc:date>
    <meta:editing-duration>P2DT13H21M31S</meta:editing-duration>
    <meta:editing-cycles>483</meta:editing-cycles>
    <meta:generator>LibreOffice/6.1.1.2$Windows_X86_64 LibreOffice_project/5d19a1bfa650b796764388cd8b33a5af1f5baa1b</meta:generator>
    <dc:creator>Eugene Mah</dc:creator>
    <meta:printed-by>Eugene Mah</meta:printed-by>
    <meta:print-date>2018-08-16T14:15:28.933000000</meta:print-date>
    <meta:document-statistic meta:table-count="5" meta:cell-count="719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6pt" style:font-size-asian="8.60000038146973pt" style:font-size-complex="8.6000003814697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6.59999990463257pt" style:font-size-complex="6.59999990463257pt"/>
    </style:style>
    <style:style style:name="ch5" style:family="chart">
      <style:chart-properties chart:auto-position="true" chart:scale-text="true" style:rotation-angle="0"/>
      <style:text-properties fo:font-size="12pt" style:font-size-asian="5.90000009536743pt" style:font-size-complex="5.9000000953674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6.59999990463257pt" style:font-size-complex="6.59999990463257pt"/>
    </style:style>
    <style:style style:name="ch7" style:family="chart">
      <style:chart-properties chart:auto-position="true" chart:scale-text="true" style:rotation-angle="90"/>
      <style:text-properties fo:font-size="12pt" style:font-size-asian="5.90000009536743pt" style:font-size-complex="5.9000000953674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3.967cm" xlink:href=".." xlink:type="simple" chart:class="chart:scatter" chart:style-name="ch1">
        <chart:title svg:x="9.488cm" svg:y="0.415cm" chart:style-name="ch2">
          <text:p>Half Value Layer</text:p>
        </chart:title>
        <chart:plot-area chart:style-name="ch3" table:cell-range-address="Tables.I77:Tables.J82 Fluoro.H135:Fluoro.H135" chart:data-source-has-labels="row" svg:x="1.622cm" svg:y="1.641cm" svg:width="21.299cm" svg:height="10.922cm">
          <chartooo:coordinate-region svg:x="2.534cm" svg:y="1.84cm" svg:width="19.961cm" svg:height="10.076cm"/>
          <chart:axis chart:dimension="x" chart:name="primary-x" chart:style-name="ch4">
            <chart:title svg:x="11.599cm" svg:y="12.842cm" chart:style-name="ch5">
              <text:p>mm Al</text:p>
            </chart:title>
          </chart:axis>
          <chart:axis chart:dimension="y" chart:name="primary-y" chart:style-name="ch6">
            <chart:title svg:x="0.451cm" svg:y="9.599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377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619cm" svg:y="1.601cm" svg:width="18.177cm" svg:height="9.989cm">
          <chartooo:coordinate-region svg:x="2.055cm" svg:y="1.8cm" svg:width="17.369cm" svg:height="9.143cm"/>
          <chart:axis chart:dimension="x" chart:name="primary-x" chart:style-name="ch5">
            <chart:title svg:x="10.379cm" svg:y="11.849cm" chart:style-name="ch6">
              <text:p>kV</text:p>
            </chart:title>
          </chart:axis>
          <chart:axis chart:dimension="y" chart:name="primary-y" chart:style-name="ch5">
            <chart:title svg:x="0.451cm" svg:y="7.88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7.209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621cm" svg:y="1.655cm" svg:width="18.284cm" svg:height="11.273cm">
          <chartooo:coordinate-region svg:x="2.533cm" svg:y="1.854cm" svg:width="16.947cm" svg:height="10.427cm"/>
          <chart:axis chart:dimension="x" chart:name="primary-x" chart:style-name="ch5">
            <chart:title svg:x="8.319cm" svg:y="13.214cm" chart:style-name="ch6">
              <text:p>Attenuator thickness (cm)</text:p>
            </chart:title>
          </chart:axis>
          <chart:axis chart:dimension="y" chart:name="primary-y" chart:style-name="ch7">
            <chart:title svg:x="0.451cm" svg:y="8.201cm" chart:style-name="ch8">
              <text:p>mGy/min</text:p>
            </chart:title>
            <chart:grid chart:style-name="ch9" chart:class="major"/>
          </chart:axis>
          <chart:series chart:style-name="ch10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1" chart:values-cell-range-address="Tables.C98:Tables.C100" chart:label-cell-address="Tables.C96:Tables.C97" chart:class="chart:scatter">
            <chart:data-point chart:repeated="3"/>
          </chart:series>
          <chart:series chart:style-name="ch12" chart:values-cell-range-address="Tables.D98:Tables.D100" chart:label-cell-address="Tables.D96:Tables.D97" chart:class="chart:scatter">
            <chart:data-point chart:repeated="3"/>
          </chart:series>
          <chart:series chart:style-name="ch13" chart:values-cell-range-address="Tables.E98:Tables.E100" chart:label-cell-address="Tables.E96:Tables.E97" chart:class="chart:scatter">
            <chart:data-point chart:repeated="3"/>
          </chart:series>
          <chart:series chart:style-name="ch14" chart:values-cell-range-address="Tables.F98:Tables.F100" chart:label-cell-address="Tables.F96:Tables.F97" chart:class="chart:scatter">
            <chart:data-point chart:repeated="3"/>
          </chart:series>
          <chart:series chart:style-name="ch15" chart:values-cell-range-address="Tables.G98:Tables.G100" chart:label-cell-address="Tables.G96:Tables.G97" chart:class="chart:scatter">
            <chart:data-point chart:repeated="3"/>
          </chart:series>
          <chart:series chart:style-name="ch16" chart:values-cell-range-address="Tables.H98:Tables.H100" chart:label-cell-address="Tables.H96:Tables.H97" chart:class="chart:scatter">
            <chart:data-point chart:repeated="3"/>
          </chart:series>
          <chart:series chart:style-name="ch17" chart:values-cell-range-address="Tables.I98:Tables.I100" chart:label-cell-address="Tables.I96:Tables.I97" chart:class="chart:scatter">
            <chart:data-point chart:repeated="3"/>
          </chart:series>
          <chart:series chart:style-name="ch18" chart:values-cell-range-address="Tables.J98:Tables.J100" chart:label-cell-address="Tables.J96:Tables.J97" chart:class="chart:scatter">
            <chart:data-point chart:repeated="3"/>
          </chart:series>
          <chart:series chart:style-name="ch19" chart:values-cell-range-address="Tables.K98:Tables.K100" chart:label-cell-address="Tables.K96:Tables.K97" chart:class="chart:scatter">
            <chart:data-point chart:repeated="3"/>
          </chart:series>
          <chart:series chart:style-name="ch20" chart:values-cell-range-address="Tables.L98:Tables.L100" chart:label-cell-address="Tables.L96:Tables.L97" chart:class="chart:scatter">
            <chart:data-point chart:repeated="3"/>
          </chart:series>
          <chart:series chart:style-name="ch21" chart:values-cell-range-address="Tables.M98:Tables.M100" chart:label-cell-address="Tables.M96:Tables.M97" chart:class="chart:scatter">
            <chart:data-point chart:repeated="3"/>
          </chart:series>
          <chart:series chart:style-name="ch22" chart:values-cell-range-address="Tables.N98:Tables.N100" chart:label-cell-address="Tables.N96:Tables.N97" chart:class="chart:scatter">
            <chart:data-point chart:repeated="3"/>
          </chart:series>
          <chart:series chart:style-name="ch23" chart:values-cell-range-address="Tables.O98:Tables.O100" chart:label-cell-address="Tables.O96:Tables.O97" chart:class="chart:scatter">
            <chart:data-point chart:repeated="3"/>
          </chart:series>
          <chart:series chart:style-name="ch24" chart:values-cell-range-address="Tables.P98:Tables.P100" chart:label-cell-address="Tables.P96:Tables.P97" chart:class="chart:scatter">
            <chart:data-point chart:repeated="3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377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619cm" svg:y="1.613cm" svg:width="18.177cm" svg:height="10.263cm">
          <chartooo:coordinate-region svg:x="2.055cm" svg:y="1.812cm" svg:width="17.369cm" svg:height="9.417cm"/>
          <chart:axis chart:dimension="x" chart:name="primary-x" chart:style-name="ch5">
            <chart:title svg:x="10.379cm" svg:y="12.141cm" chart:style-name="ch6">
              <text:p>kV</text:p>
            </chart:title>
          </chart:axis>
          <chart:axis chart:dimension="y" chart:name="primary-y" chart:style-name="ch7">
            <chart:title svg:x="0.451cm" svg:y="8.037cm" chart:style-name="ch8">
              <text:p>mGy/mA-min</text:p>
            </chart:title>
            <chart:grid chart:style-name="ch9" chart:class="major"/>
          </chart:axis>
          <chart:series chart:style-name="ch10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1" chart:values-cell-range-address="Tables.AB3:Tables.AB50" chart:label-cell-address="Tables.AB2:Tables.AB2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7.209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621cm" svg:y="1.657cm" svg:width="18.284cm" svg:height="11.32cm">
          <chartooo:coordinate-region svg:x="2.533cm" svg:y="1.856cm" svg:width="16.947cm" svg:height="10.474cm"/>
          <chart:axis chart:dimension="x" chart:name="primary-x" chart:style-name="ch5">
            <chart:title svg:x="8.319cm" svg:y="13.264cm" chart:style-name="ch6">
              <text:p>Attenuator thickness (cm)</text:p>
            </chart:title>
          </chart:axis>
          <chart:axis chart:dimension="y" chart:name="primary-y" chart:style-name="ch5">
            <chart:title svg:x="0.451cm" svg:y="8.22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8.495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639cm" svg:width="22.301cm" svg:height="10.907cm">
          <chartooo:coordinate-region svg:x="1.376cm" svg:y="1.838cm" svg:width="21.108cm" svg:height="10.061cm"/>
          <chart:axis chart:dimension="x" chart:name="primary-x" chart:style-name="ch4">
            <chart:title svg:x="9.58cm" svg:y="12.824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7.99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641cm" svg:width="21.944cm" svg:height="10.906cm">
          <chartooo:coordinate-region svg:x="1.078cm" svg:y="1.84cm" svg:width="21.136cm" svg:height="10.06cm"/>
          <chart:axis chart:dimension="x" chart:name="primary-x" chart:style-name="ch4">
            <chart:title svg:x="9.845cm" svg:y="12.826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Windows_X86_64 LibreOffice_project/5d19a1bfa650b796764388cd8b33a5af1f5baa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